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5" style:family="table-cell" style:parent-style-name="Default" style:data-style-name="N41"/>
    <style:style style:name="ce16" style:family="table-cell" style:parent-style-name="Default" style:data-style-name="N37"/>
    <style:style style:name="ce17" style:family="table-cell" style:parent-style-name="Default" style:data-style-name="N105">
      <style:table-cell-properties fo:background-color="#99ff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5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5"/>
    <style:style style:name="ce18" style:family="table-cell" style:parent-style-name="Default" style:data-style-name="N105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fo:background-color="#fff200"/>
    </style:style>
    <style:style style:name="ce2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105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atosLigaEspañola" table:style-name="ta1"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ce16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liga española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as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quipo1</text:p>
          </table:table-cell>
          <table:table-cell office:value-type="string" calcext:value-type="string">
            <text:p>Cuota1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office:value-type="string" calcext:value-type="string">
            <text:p>Cuota2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8H15M00S" calcext:value-type="time">
            <text:p>18:15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RC C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ate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RCD Espanyol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8H15M00S" calcext:value-type="time">
            <text:p>18:15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Celta de Vigo</text:p>
          </table:table-cell>
          <table:table-cell office:value-type="float" office:value="2.02" calcext:value-type="float">
            <text:p>2,02</text:p>
          </table:table-cell>
          <table:table-cell/>
          <table:table-cell office:value-type="float" office:value="3.55" calcext:value-type="float">
            <text:p>3,55</text:p>
          </table:table-cell>
          <table:table-cell office:value-type="string" calcext:value-type="string">
            <text:p>Espanyol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20H15M00S" calcext:value-type="time">
            <text:p>20:15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Villarreal C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at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Real Sociedad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20H15M00S" calcext:value-type="time">
            <text:p>20:15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Villarreal</text:p>
          </table:table-cell>
          <table:table-cell office:value-type="float" office:value="2.03" calcext:value-type="float">
            <text:p>2,03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string" calcext:value-type="string">
            <text:p>Real Sociedad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22H15M00S" calcext:value-type="time">
            <text:p>22:15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FC Barcelona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Emp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Alavé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22H15M00S" calcext:value-type="time">
            <text:p>22:15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Barcelona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avé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8H15M00S" calcext:value-type="time">
            <text:p>18:15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SD Eibar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Empate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Huesca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8H15M00S" calcext:value-type="time">
            <text:p>18:15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Eibar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float" office:value="3.88" calcext:value-type="float">
            <text:p>3,88</text:p>
          </table:table-cell>
          <table:table-cell office:value-type="string" calcext:value-type="string">
            <text:p>Huesca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20H15M00S" calcext:value-type="time">
            <text:p>20:15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Rayo Vallecano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mpat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Sevilla FC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20H15M00S" calcext:value-type="time">
            <text:p>20:15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Rayo Vallecano</text:p>
          </table:table-cell>
          <table:table-cell office:value-type="float" office:value="3.62" calcext:value-type="float">
            <text:p>3,62</text:p>
          </table:table-cell>
          <table:table-cell/>
          <table:table-cell office:value-type="float" office:value="3.94" calcext:value-type="float">
            <text:p>3,94</text:p>
          </table:table-cell>
          <table:table-cell office:value-type="string" calcext:value-type="string">
            <text:p>Sevilla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22H15M00S" calcext:value-type="time">
            <text:p>22:15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Real Madri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mpate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Getafe C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22H15M00S" calcext:value-type="time">
            <text:p>22:15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Real Madrid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string" calcext:value-type="string">
            <text:p>Getafe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20H00M00S" calcext:value-type="time">
            <text:p>20:00:00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Valencia CF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Atlético Madrid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20H00M00S" calcext:value-type="time">
            <text:p>20:00:00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Valencia</text:p>
          </table:table-cell>
          <table:table-cell office:value-type="float" office:value="3.24" calcext:value-type="float">
            <text:p>3,24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string" calcext:value-type="string">
            <text:p>Atlético Madrid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22H00M00S" calcext:value-type="time">
            <text:p>22:00:00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Athletic Club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Empate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CD Leganés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22H00M00S" calcext:value-type="time">
            <text:p>22:00:00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Athletic Bilbao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.64" calcext:value-type="float">
            <text:p>3,64</text:p>
          </table:table-cell>
          <table:table-cell office:value-type="string" calcext:value-type="string">
            <text:p>Leganés</text:p>
          </table:table-cell>
          <table:table-cell office:value-type="float" office:value="5.4" calcext:value-type="float">
            <text:p>5,4</text:p>
          </table:table-cell>
        </table:table-row>
      </table:table>
      <table:table table:name="Calculo LigaEsp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default-cell-style-name="ce19"/>
        <table:table-column table:style-name="co2" table:number-columns-repeated="9" table:default-cell-style-name="ce21"/>
        <table:table-column table:style-name="co1" table:default-cell-style-name="ce3"/>
        <table:table-column table:style-name="co1" table:default-cell-style-name="Default"/>
        <table:table-column table:style-name="co1" table:number-columns-repeated="9" table:default-cell-style-name="ce21"/>
        <table:table-column table:style-name="co1" table:default-cell-style-name="ce3"/>
        <table:table-column table:style-name="co1" table:default-cell-style-name="ce19"/>
        <table:table-column table:style-name="co1" table:number-columns-repeated="9" table:default-cell-style-name="ce21"/>
        <table:table-row table:style-name="ro1">
          <table:table-cell table:number-columns-repeated="43"/>
        </table:table-row>
        <table:table-row table:style-name="ro1">
          <table:table-cell table:number-columns-repeated="9"/>
          <table:table-cell table:style-name="ce17" table:formula="of:=MAX([.J4:.J43])" office:value-type="currency" office:currency="EUR" office:value="7.14929489047822" calcext:value-type="currency">
            <text:p>7,15 €</text:p>
          </table:table-cell>
          <table:table-cell table:style-name="ce17" table:formula="of:=MAX([.K4:.K43])" office:value-type="currency" office:currency="EUR" office:value="6.51890000492829" calcext:value-type="currency">
            <text:p>6,52 €</text:p>
          </table:table-cell>
          <table:table-cell table:number-columns-repeated="10"/>
          <table:table-cell table:style-name="ce17" table:formula="of:=MAX([.V4:.V43])" office:value-type="currency" office:currency="EUR" office:value="6.65848336061102" calcext:value-type="currency">
            <text:p>6,66 €</text:p>
          </table:table-cell>
          <table:table-cell table:number-columns-repeated="10"/>
          <table:table-cell table:style-name="ce17" table:formula="of:=MAX([.AG4:.AG43])" office:value-type="currency" office:currency="EUR" office:value="7.14929489047822" calcext:value-type="currency">
            <text:p>7,15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Equipo1</text:p>
          </table:table-cell>
          <table:table-cell office:value-type="string" calcext:value-type="string">
            <text:p>Cuota1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office:value-type="string" calcext:value-type="string">
            <text:p>Cuota2</text:p>
          </table:table-cell>
          <table:table-cell table:style-name="ce14" office:value-type="string" calcext:value-type="string">
            <text:p>MaxBenef</text:p>
          </table:table-cell>
          <table:table-cell table:style-name="ce13" office:value-type="string" calcext:value-type="string">
            <text:p>Freebet1</text:p>
          </table:table-cell>
          <table:table-cell office:value-type="string" calcext:value-type="string">
            <text:p>Coe</text:p>
          </table:table-cell>
          <table:table-cell table:style-name="ce22" table:number-columns-repeated="9"/>
          <table:table-cell table:style-name="ce13" office:value-type="string" calcext:value-type="string">
            <text:p>Freebet2</text:p>
          </table:table-cell>
          <table:table-cell table:style-name="ce14" office:value-type="string" calcext:value-type="string">
            <text:p>Coe</text:p>
          </table:table-cell>
          <table:table-cell table:number-columns-repeated="9"/>
          <table:table-cell office:value-type="string" calcext:value-type="string">
            <text:p>Freeebet3</text:p>
          </table:table-cell>
          <table:table-cell office:value-type="string" calcext:value-type="string">
            <text:p>Co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8H15M00S" calcext:value-type="time">
            <text:p>18:15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RC C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ate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RCD Espanyol</text:p>
          </table:table-cell>
          <table:table-cell office:value-type="float" office:value="3.9" calcext:value-type="float">
            <text:p>3,9</text:p>
          </table:table-cell>
          <table:table-cell table:style-name="ce13" table:formula="of:=MAX([.K4];[.V4];[.AG4])" office:value-type="currency" office:currency="EUR" office:value="6.4745502719286" calcext:value-type="currency">
            <text:p>6,47 €</text:p>
          </table:table-cell>
          <table:table-cell table:style-name="ce18" table:formula="of:=[.O4]-[.P4]-[.S4]" office:value-type="currency" office:currency="EUR" office:value="4.80214621059691" calcext:value-type="currency">
            <text:p>4,80 €</text:p>
          </table:table-cell>
          <table:table-cell table:style-name="ce20" table:formula="of:=[.K4]/10" office:value-type="float" office:value="0.480214621059691" calcext:value-type="float">
            <text:p>0,48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4]" office:value-type="float" office:value="2" calcext:value-type="float">
            <text:p>2</text:p>
          </table:table-cell>
          <table:table-cell table:style-name="ce23" table:formula="of:=[.N4]*[.M4]-[.M4]" office:value-type="float" office:value="10" calcext:value-type="float">
            <text:p>10</text:p>
          </table:table-cell>
          <table:table-cell table:style-name="ce23" table:formula="of:=[.R4]/[.Q4]" office:value-type="float" office:value="2.8169014084507" calcext:value-type="float">
            <text:p>2,8169014084507</text:p>
          </table:table-cell>
          <table:table-cell table:style-name="ce23" table:formula="of:=[.G5]" office:value-type="float" office:value="3.55" calcext:value-type="float">
            <text:p>3,55</text:p>
          </table:table-cell>
          <table:table-cell table:style-name="ce23" table:formula="of:=[.O4]" office:value-type="float" office:value="10" calcext:value-type="float">
            <text:p>10</text:p>
          </table:table-cell>
          <table:table-cell table:style-name="ce23" table:formula="of:=[.U4]/[.T4]" office:value-type="float" office:value="2.38095238095238" calcext:value-type="float">
            <text:p>2,38095238095238</text:p>
          </table:table-cell>
          <table:table-cell table:style-name="ce23" table:formula="of:=[.I5]" office:value-type="float" office:value="4.2" calcext:value-type="float">
            <text:p>4,2</text:p>
          </table:table-cell>
          <table:table-cell table:style-name="ce23" table:formula="of:=[.R4]" office:value-type="float" office:value="10" calcext:value-type="float">
            <text:p>10</text:p>
          </table:table-cell>
          <table:table-cell table:style-name="ce18" table:formula="of:=[.Z4]-[.AA4]-[.AD4]" office:value-type="currency" office:currency="EUR" office:value="6.13767090994814" calcext:value-type="currency">
            <text:p>6,14 €</text:p>
          </table:table-cell>
          <table:table-cell table:style-name="ce20" table:formula="of:=[.V4]/[.X4]" office:value-type="float" office:value="0.613767090994814" calcext:value-type="float">
            <text:p>0,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4]" office:value-type="float" office:value="3.3" calcext:value-type="float">
            <text:p>3,3</text:p>
          </table:table-cell>
          <table:table-cell table:style-name="ce24" table:formula="of:=[.Y4]*[.X4]-[.X4]" office:value-type="float" office:value="23" calcext:value-type="float">
            <text:p>23</text:p>
          </table:table-cell>
          <table:table-cell table:style-name="ce24" table:formula="of:=[.AC4]/[.AB4]" office:value-type="float" office:value="11.3861386138614" calcext:value-type="float">
            <text:p>11,3861386138614</text:p>
          </table:table-cell>
          <table:table-cell table:style-name="ce24" table:formula="of:=[.E5]" office:value-type="float" office:value="2.02" calcext:value-type="float">
            <text:p>2,02</text:p>
          </table:table-cell>
          <table:table-cell table:style-name="ce24" table:formula="of:=[.Z4]" office:value-type="float" office:value="23" calcext:value-type="float">
            <text:p>23</text:p>
          </table:table-cell>
          <table:table-cell table:style-name="ce24" table:formula="of:=[.AF4]/[.AE4]" office:value-type="float" office:value="5.47619047619048" calcext:value-type="float">
            <text:p>5,47619047619048</text:p>
          </table:table-cell>
          <table:table-cell table:style-name="ce24" table:formula="of:=[.I5]" office:value-type="float" office:value="4.2" calcext:value-type="float">
            <text:p>4,2</text:p>
          </table:table-cell>
          <table:table-cell table:style-name="ce24" table:formula="of:=[.AC4]" office:value-type="float" office:value="23" calcext:value-type="float">
            <text:p>23</text:p>
          </table:table-cell>
          <table:table-cell table:style-name="ce25" table:formula="of:=[.AK4]-[.AL4]-[.AO4]" office:value-type="currency" office:currency="EUR" office:value="6.4745502719286" calcext:value-type="currency">
            <text:p>6,47 €</text:p>
          </table:table-cell>
          <table:table-cell table:formula="of:=[.AG4]/[.AI4]" office:value-type="float" office:value="0.64745502719286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table:formula="of:=[.I4]" office:value-type="float" office:value="3.9" calcext:value-type="float">
            <text:p>3,9</text:p>
          </table:table-cell>
          <table:table-cell table:formula="of:=[.AJ4]*[.AI4]-[.AI4]" office:value-type="float" office:value="29" calcext:value-type="float">
            <text:p>29</text:p>
          </table:table-cell>
          <table:table-cell table:formula="of:=[.AN4]/[.AM4]" office:value-type="float" office:value="14.3564356435644" calcext:value-type="float">
            <text:p>14,3564356435644</text:p>
          </table:table-cell>
          <table:table-cell table:formula="of:=[.E5]" office:value-type="float" office:value="2.02" calcext:value-type="float">
            <text:p>2,02</text:p>
          </table:table-cell>
          <table:table-cell table:formula="of:=[.AK4]" office:value-type="float" office:value="29" calcext:value-type="float">
            <text:p>29</text:p>
          </table:table-cell>
          <table:table-cell table:formula="of:=[.AQ4]/[.AP4]" office:value-type="float" office:value="8.16901408450704" calcext:value-type="float">
            <text:p>8,16901408450704</text:p>
          </table:table-cell>
          <table:table-cell table:formula="of:=[.G5]" office:value-type="float" office:value="3.55" calcext:value-type="float">
            <text:p>3,55</text:p>
          </table:table-cell>
          <table:table-cell table:formula="of:=[.AN4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8H15M00S" calcext:value-type="time">
            <text:p>18:15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Celta de Vigo</text:p>
          </table:table-cell>
          <table:table-cell office:value-type="float" office:value="2.02" calcext:value-type="float">
            <text:p>2,02</text:p>
          </table:table-cell>
          <table:table-cell/>
          <table:table-cell office:value-type="float" office:value="3.55" calcext:value-type="float">
            <text:p>3,55</text:p>
          </table:table-cell>
          <table:table-cell office:value-type="string" calcext:value-type="string">
            <text:p>Espanyol</text:p>
          </table:table-cell>
          <table:table-cell office:value-type="float" office:value="4.2" calcext:value-type="float">
            <text:p>4,2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20H15M00S" calcext:value-type="time">
            <text:p>20:15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Villarreal C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at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Real Sociedad</text:p>
          </table:table-cell>
          <table:table-cell office:value-type="float" office:value="3.75" calcext:value-type="float">
            <text:p>3,75</text:p>
          </table:table-cell>
          <table:table-cell table:style-name="ce13" table:formula="of:=MAX([.K6];[.V6];[.AG6])" office:value-type="currency" office:currency="EUR" office:value="6.52076953801092" calcext:value-type="currency">
            <text:p>6,52 €</text:p>
          </table:table-cell>
          <table:table-cell table:style-name="ce18" table:formula="of:=[.O6]-[.P6]-[.S6]" office:value-type="currency" office:currency="EUR" office:value="4.77204477204477" calcext:value-type="currency">
            <text:p>4,77 €</text:p>
          </table:table-cell>
          <table:table-cell table:style-name="ce20" table:formula="of:=[.K6]/10" office:value-type="float" office:value="0.477204477204477" calcext:value-type="float">
            <text:p>0,48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6]" office:value-type="float" office:value="2" calcext:value-type="float">
            <text:p>2</text:p>
          </table:table-cell>
          <table:table-cell table:style-name="ce23" table:formula="of:=[.N6]*[.M6]-[.M6]" office:value-type="float" office:value="10" calcext:value-type="float">
            <text:p>10</text:p>
          </table:table-cell>
          <table:table-cell table:style-name="ce23" table:formula="of:=[.R6]/[.Q6]" office:value-type="float" office:value="2.7027027027027" calcext:value-type="float">
            <text:p>2,7027027027027</text:p>
          </table:table-cell>
          <table:table-cell table:style-name="ce23" table:formula="of:=[.G7]" office:value-type="float" office:value="3.7" calcext:value-type="float">
            <text:p>3,7</text:p>
          </table:table-cell>
          <table:table-cell table:style-name="ce23" table:formula="of:=[.O6]" office:value-type="float" office:value="10" calcext:value-type="float">
            <text:p>10</text:p>
          </table:table-cell>
          <table:table-cell table:style-name="ce23" table:formula="of:=[.U6]/[.T6]" office:value-type="float" office:value="2.52525252525252" calcext:value-type="float">
            <text:p>2,52525252525252</text:p>
          </table:table-cell>
          <table:table-cell table:style-name="ce23" table:formula="of:=[.I7]" office:value-type="float" office:value="3.96" calcext:value-type="float">
            <text:p>3,96</text:p>
          </table:table-cell>
          <table:table-cell table:style-name="ce23" table:formula="of:=[.R6]" office:value-type="float" office:value="10" calcext:value-type="float">
            <text:p>10</text:p>
          </table:table-cell>
          <table:table-cell table:style-name="ce18" table:formula="of:=[.Z6]-[.AA6]-[.AD6]" office:value-type="currency" office:currency="EUR" office:value="6.11673384087177" calcext:value-type="currency">
            <text:p>6,12 €</text:p>
          </table:table-cell>
          <table:table-cell table:style-name="ce20" table:formula="of:=[.V6]/[.X6]" office:value-type="float" office:value="0.611673384087177" calcext:value-type="float">
            <text:p>0,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6]" office:value-type="float" office:value="3.4" calcext:value-type="float">
            <text:p>3,4</text:p>
          </table:table-cell>
          <table:table-cell table:style-name="ce24" table:formula="of:=[.Y6]*[.X6]-[.X6]" office:value-type="float" office:value="24" calcext:value-type="float">
            <text:p>24</text:p>
          </table:table-cell>
          <table:table-cell table:style-name="ce24" table:formula="of:=[.AC6]/[.AB6]" office:value-type="float" office:value="11.8226600985222" calcext:value-type="float">
            <text:p>11,8226600985222</text:p>
          </table:table-cell>
          <table:table-cell table:style-name="ce24" table:formula="of:=[.E7]" office:value-type="float" office:value="2.03" calcext:value-type="float">
            <text:p>2,03</text:p>
          </table:table-cell>
          <table:table-cell table:style-name="ce24" table:formula="of:=[.Z6]" office:value-type="float" office:value="24" calcext:value-type="float">
            <text:p>24</text:p>
          </table:table-cell>
          <table:table-cell table:style-name="ce24" table:formula="of:=[.AF6]/[.AE6]" office:value-type="float" office:value="6.06060606060606" calcext:value-type="float">
            <text:p>6,06060606060606</text:p>
          </table:table-cell>
          <table:table-cell table:style-name="ce24" table:formula="of:=[.I7]" office:value-type="float" office:value="3.96" calcext:value-type="float">
            <text:p>3,96</text:p>
          </table:table-cell>
          <table:table-cell table:style-name="ce24" table:formula="of:=[.AC6]" office:value-type="float" office:value="24" calcext:value-type="float">
            <text:p>24</text:p>
          </table:table-cell>
          <table:table-cell table:style-name="ce25" table:formula="of:=[.AK6]-[.AL6]-[.AO6]" office:value-type="currency" office:currency="EUR" office:value="6.52076953801092" calcext:value-type="currency">
            <text:p>6,52 €</text:p>
          </table:table-cell>
          <table:table-cell table:formula="of:=[.AG6]/[.AI6]" office:value-type="float" office:value="0.652076953801092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3.75" calcext:value-type="float">
            <text:p>3,75</text:p>
          </table:table-cell>
          <table:table-cell table:formula="of:=[.AJ6]*[.AI6]-[.AI6]" office:value-type="float" office:value="27.5" calcext:value-type="float">
            <text:p>27,5</text:p>
          </table:table-cell>
          <table:table-cell table:formula="of:=[.AN6]/[.AM6]" office:value-type="float" office:value="13.5467980295567" calcext:value-type="float">
            <text:p>13,5467980295567</text:p>
          </table:table-cell>
          <table:table-cell table:formula="of:=[.E7]" office:value-type="float" office:value="2.03" calcext:value-type="float">
            <text:p>2,03</text:p>
          </table:table-cell>
          <table:table-cell table:formula="of:=[.AK6]" office:value-type="float" office:value="27.5" calcext:value-type="float">
            <text:p>27,5</text:p>
          </table:table-cell>
          <table:table-cell table:formula="of:=[.AQ6]/[.AP6]" office:value-type="float" office:value="7.43243243243243" calcext:value-type="float">
            <text:p>7,43243243243243</text:p>
          </table:table-cell>
          <table:table-cell table:formula="of:=[.G7]" office:value-type="float" office:value="3.7" calcext:value-type="float">
            <text:p>3,7</text:p>
          </table:table-cell>
          <table:table-cell table:formula="of:=[.AN6]"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20H15M00S" calcext:value-type="time">
            <text:p>20:15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Villarreal</text:p>
          </table:table-cell>
          <table:table-cell office:value-type="float" office:value="2.03" calcext:value-type="float">
            <text:p>2,03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string" calcext:value-type="string">
            <text:p>Real Sociedad</text:p>
          </table:table-cell>
          <table:table-cell office:value-type="float" office:value="3.96" calcext:value-type="float">
            <text:p>3,96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22H15M00S" calcext:value-type="time">
            <text:p>22:15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FC Barcelona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Emp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Alavés</text:p>
          </table:table-cell>
          <table:table-cell office:value-type="float" office:value="41" calcext:value-type="float">
            <text:p>41</text:p>
          </table:table-cell>
          <table:table-cell table:style-name="ce13" table:formula="of:=MAX([.K8];[.V8];[.AG8])" office:value-type="currency" office:currency="EUR" office:value="6.15104640582347" calcext:value-type="currency">
            <text:p>6,15 €</text:p>
          </table:table-cell>
          <table:table-cell table:style-name="ce18" table:formula="of:=[.O8]-[.P8]-[.S8]" office:value-type="currency" office:currency="EUR" office:value="0.715604395604396" calcext:value-type="currency">
            <text:p>0,72 €</text:p>
          </table:table-cell>
          <table:table-cell table:style-name="ce20" table:formula="of:=[.K8]/10" office:value-type="float" office:value="0.0715604395604396" calcext:value-type="float">
            <text:p>0,0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8]" office:value-type="float" office:value="1.08" calcext:value-type="float">
            <text:p>1,08</text:p>
          </table:table-cell>
          <table:table-cell table:style-name="ce23" table:formula="of:=[.N8]*[.M8]-[.M8]" office:value-type="float" office:value="0.800000000000001" calcext:value-type="float">
            <text:p>0,800000000000001</text:p>
          </table:table-cell>
          <table:table-cell table:style-name="ce23" table:formula="of:=[.R8]/[.Q8]" office:value-type="float" office:value="0.0615384615384616" calcext:value-type="float">
            <text:p>0,061538461538462</text:p>
          </table:table-cell>
          <table:table-cell table:style-name="ce23" table:formula="of:=[.G9]" office:value-type="float" office:value="13" calcext:value-type="float">
            <text:p>13</text:p>
          </table:table-cell>
          <table:table-cell table:style-name="ce23" table:formula="of:=[.O8]" office:value-type="float" office:value="0.800000000000001" calcext:value-type="float">
            <text:p>0,800000000000001</text:p>
          </table:table-cell>
          <table:table-cell table:style-name="ce23" table:formula="of:=[.U8]/[.T8]" office:value-type="float" office:value="0.0228571428571429" calcext:value-type="float">
            <text:p>0,022857142857143</text:p>
          </table:table-cell>
          <table:table-cell table:style-name="ce23" table:formula="of:=[.I9]" office:value-type="float" office:value="35" calcext:value-type="float">
            <text:p>35</text:p>
          </table:table-cell>
          <table:table-cell table:style-name="ce23" table:formula="of:=[.R8]" office:value-type="float" office:value="0.800000000000001" calcext:value-type="float">
            <text:p>0,800000000000001</text:p>
          </table:table-cell>
          <table:table-cell table:style-name="ce18" table:formula="of:=[.Z8]-[.AA8]-[.AD8]" office:value-type="currency" office:currency="EUR" office:value="6.15104640582347" calcext:value-type="currency">
            <text:p>6,15 €</text:p>
          </table:table-cell>
          <table:table-cell table:style-name="ce20" table:formula="of:=[.V8]/[.X8]" office:value-type="float" office:value="0.615104640582347" calcext:value-type="float">
            <text:p>0,62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8]" office:value-type="float" office:value="11" calcext:value-type="float">
            <text:p>11</text:p>
          </table:table-cell>
          <table:table-cell table:style-name="ce24" table:formula="of:=[.Y8]*[.X8]-[.X8]" office:value-type="float" office:value="100" calcext:value-type="float">
            <text:p>100</text:p>
          </table:table-cell>
          <table:table-cell table:style-name="ce24" table:formula="of:=[.AC8]/[.AB8]" office:value-type="float" office:value="90.9918107370337" calcext:value-type="float">
            <text:p>90,9918107370337</text:p>
          </table:table-cell>
          <table:table-cell table:style-name="ce24" table:formula="of:=[.E9]" office:value-type="float" office:value="1.099" calcext:value-type="float">
            <text:p>1,099</text:p>
          </table:table-cell>
          <table:table-cell table:style-name="ce24" table:formula="of:=[.Z8]" office:value-type="float" office:value="100" calcext:value-type="float">
            <text:p>100</text:p>
          </table:table-cell>
          <table:table-cell table:style-name="ce24" table:formula="of:=[.AF8]/[.AE8]" office:value-type="float" office:value="2.85714285714286" calcext:value-type="float">
            <text:p>2,85714285714286</text:p>
          </table:table-cell>
          <table:table-cell table:style-name="ce24" table:formula="of:=[.I9]" office:value-type="float" office:value="35" calcext:value-type="float">
            <text:p>35</text:p>
          </table:table-cell>
          <table:table-cell table:style-name="ce24" table:formula="of:=[.AC8]" office:value-type="float" office:value="100" calcext:value-type="float">
            <text:p>100</text:p>
          </table:table-cell>
          <table:table-cell table:style-name="ce25" table:formula="of:=[.AK8]-[.AL8]-[.AO8]" office:value-type="currency" office:currency="EUR" office:value="5.26352628263453" calcext:value-type="currency">
            <text:p>5,26 €</text:p>
          </table:table-cell>
          <table:table-cell table:formula="of:=[.AG8]/[.AI8]" office:value-type="float" office:value="0.5263526282634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table:formula="of:=[.I8]" office:value-type="float" office:value="41" calcext:value-type="float">
            <text:p>41</text:p>
          </table:table-cell>
          <table:table-cell table:formula="of:=[.AJ8]*[.AI8]-[.AI8]" office:value-type="float" office:value="400" calcext:value-type="float">
            <text:p>400</text:p>
          </table:table-cell>
          <table:table-cell table:formula="of:=[.AN8]/[.AM8]" office:value-type="float" office:value="363.967242948135" calcext:value-type="float">
            <text:p>363,967242948135</text:p>
          </table:table-cell>
          <table:table-cell table:formula="of:=[.E9]" office:value-type="float" office:value="1.099" calcext:value-type="float">
            <text:p>1,099</text:p>
          </table:table-cell>
          <table:table-cell table:formula="of:=[.AK8]" office:value-type="float" office:value="400" calcext:value-type="float">
            <text:p>400</text:p>
          </table:table-cell>
          <table:table-cell table:formula="of:=[.AQ8]/[.AP8]" office:value-type="float" office:value="30.7692307692308" calcext:value-type="float">
            <text:p>30,7692307692308</text:p>
          </table:table-cell>
          <table:table-cell table:formula="of:=[.G9]" office:value-type="float" office:value="13" calcext:value-type="float">
            <text:p>13</text:p>
          </table:table-cell>
          <table:table-cell table:formula="of:=[.AN8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22H15M00S" calcext:value-type="time">
            <text:p>22:15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Barcelona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avés</text:p>
          </table:table-cell>
          <table:table-cell office:value-type="float" office:value="35" calcext:value-type="float">
            <text:p>35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8H15M00S" calcext:value-type="time">
            <text:p>18:15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SD Eibar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Empate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Huesca</text:p>
          </table:table-cell>
          <table:table-cell office:value-type="float" office:value="4.8" calcext:value-type="float">
            <text:p>4,8</text:p>
          </table:table-cell>
          <table:table-cell table:style-name="ce13" table:formula="of:=MAX([.K10];[.V10];[.AG10])" office:value-type="currency" office:currency="EUR" office:value="6.61527647610122" calcext:value-type="currency">
            <text:p>6,62 €</text:p>
          </table:table-cell>
          <table:table-cell table:style-name="ce18" table:formula="of:=[.O10]-[.P10]-[.S10]" office:value-type="currency" office:currency="EUR" office:value="3.98583933086948" calcext:value-type="currency">
            <text:p>3,99 €</text:p>
          </table:table-cell>
          <table:table-cell table:style-name="ce20" table:formula="of:=[.K10]/10" office:value-type="float" office:value="0.398583933086948" calcext:value-type="float">
            <text:p>0,4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0]" office:value-type="float" office:value="1.72" calcext:value-type="float">
            <text:p>1,72</text:p>
          </table:table-cell>
          <table:table-cell table:style-name="ce23" table:formula="of:=[.N10]*[.M10]-[.M10]" office:value-type="float" office:value="7.2" calcext:value-type="float">
            <text:p>7,2</text:p>
          </table:table-cell>
          <table:table-cell table:style-name="ce23" table:formula="of:=[.R10]/[.Q10]" office:value-type="float" office:value="1.85567010309278" calcext:value-type="float">
            <text:p>1,85567010309278</text:p>
          </table:table-cell>
          <table:table-cell table:style-name="ce23" table:formula="of:=[.G11]" office:value-type="float" office:value="3.88" calcext:value-type="float">
            <text:p>3,88</text:p>
          </table:table-cell>
          <table:table-cell table:style-name="ce23" table:formula="of:=[.O10]" office:value-type="float" office:value="7.2" calcext:value-type="float">
            <text:p>7,2</text:p>
          </table:table-cell>
          <table:table-cell table:style-name="ce23" table:formula="of:=[.U10]/[.T10]" office:value-type="float" office:value="1.35849056603774" calcext:value-type="float">
            <text:p>1,35849056603774</text:p>
          </table:table-cell>
          <table:table-cell table:style-name="ce23" table:formula="of:=[.I11]" office:value-type="float" office:value="5.3" calcext:value-type="float">
            <text:p>5,3</text:p>
          </table:table-cell>
          <table:table-cell table:style-name="ce23" table:formula="of:=[.R10]" office:value-type="float" office:value="7.2" calcext:value-type="float">
            <text:p>7,2</text:p>
          </table:table-cell>
          <table:table-cell table:style-name="ce18" table:formula="of:=[.Z10]-[.AA10]-[.AD10]" office:value-type="currency" office:currency="EUR" office:value="6.32161234991424" calcext:value-type="currency">
            <text:p>6,32 €</text:p>
          </table:table-cell>
          <table:table-cell table:style-name="ce20" table:formula="of:=[.V10]/[.X10]" office:value-type="float" office:value="0.632161234991424" calcext:value-type="float">
            <text:p>0,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0]" office:value-type="float" office:value="3.6" calcext:value-type="float">
            <text:p>3,6</text:p>
          </table:table-cell>
          <table:table-cell table:style-name="ce24" table:formula="of:=[.Y10]*[.X10]-[.X10]" office:value-type="float" office:value="26" calcext:value-type="float">
            <text:p>26</text:p>
          </table:table-cell>
          <table:table-cell table:style-name="ce24" table:formula="of:=[.AC10]/[.AB10]" office:value-type="float" office:value="14.7727272727273" calcext:value-type="float">
            <text:p>14,7727272727273</text:p>
          </table:table-cell>
          <table:table-cell table:style-name="ce24" table:formula="of:=[.E11]" office:value-type="float" office:value="1.76" calcext:value-type="float">
            <text:p>1,76</text:p>
          </table:table-cell>
          <table:table-cell table:style-name="ce24" table:formula="of:=[.Z10]" office:value-type="float" office:value="26" calcext:value-type="float">
            <text:p>26</text:p>
          </table:table-cell>
          <table:table-cell table:style-name="ce24" table:formula="of:=[.AF10]/[.AE10]" office:value-type="float" office:value="4.90566037735849" calcext:value-type="float">
            <text:p>4,90566037735849</text:p>
          </table:table-cell>
          <table:table-cell table:style-name="ce24" table:formula="of:=[.I11]" office:value-type="float" office:value="5.3" calcext:value-type="float">
            <text:p>5,3</text:p>
          </table:table-cell>
          <table:table-cell table:style-name="ce24" table:formula="of:=[.AC10]" office:value-type="float" office:value="26" calcext:value-type="float">
            <text:p>26</text:p>
          </table:table-cell>
          <table:table-cell table:style-name="ce25" table:formula="of:=[.AK10]-[.AL10]-[.AO10]" office:value-type="currency" office:currency="EUR" office:value="6.61527647610122" calcext:value-type="currency">
            <text:p>6,62 €</text:p>
          </table:table-cell>
          <table:table-cell table:formula="of:=[.AG10]/[.AI10]" office:value-type="float" office:value="0.661527647610122" calcext:value-type="float">
            <text:p>0,66</text:p>
          </table:table-cell>
          <table:table-cell office:value-type="float" office:value="10" calcext:value-type="float">
            <text:p>10</text:p>
          </table:table-cell>
          <table:table-cell table:formula="of:=[.I10]" office:value-type="float" office:value="4.8" calcext:value-type="float">
            <text:p>4,8</text:p>
          </table:table-cell>
          <table:table-cell table:formula="of:=[.AJ10]*[.AI10]-[.AI10]" office:value-type="float" office:value="38" calcext:value-type="float">
            <text:p>38</text:p>
          </table:table-cell>
          <table:table-cell table:formula="of:=[.AN10]/[.AM10]" office:value-type="float" office:value="21.5909090909091" calcext:value-type="float">
            <text:p>21,5909090909091</text:p>
          </table:table-cell>
          <table:table-cell table:formula="of:=[.E11]" office:value-type="float" office:value="1.76" calcext:value-type="float">
            <text:p>1,76</text:p>
          </table:table-cell>
          <table:table-cell table:formula="of:=[.AK10]" office:value-type="float" office:value="38" calcext:value-type="float">
            <text:p>38</text:p>
          </table:table-cell>
          <table:table-cell table:formula="of:=[.AQ10]/[.AP10]" office:value-type="float" office:value="9.79381443298969" calcext:value-type="float">
            <text:p>9,79381443298969</text:p>
          </table:table-cell>
          <table:table-cell table:formula="of:=[.G11]" office:value-type="float" office:value="3.88" calcext:value-type="float">
            <text:p>3,88</text:p>
          </table:table-cell>
          <table:table-cell table:formula="of:=[.AN10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8H15M00S" calcext:value-type="time">
            <text:p>18:15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Eibar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float" office:value="3.88" calcext:value-type="float">
            <text:p>3,88</text:p>
          </table:table-cell>
          <table:table-cell office:value-type="string" calcext:value-type="string">
            <text:p>Huesca</text:p>
          </table:table-cell>
          <table:table-cell office:value-type="float" office:value="5.3" calcext:value-type="float">
            <text:p>5,3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20H15M00S" calcext:value-type="time">
            <text:p>20:15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Rayo Vallecano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mpat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Sevilla FC</text:p>
          </table:table-cell>
          <table:table-cell office:value-type="float" office:value="2.05" calcext:value-type="float">
            <text:p>2,05</text:p>
          </table:table-cell>
          <table:table-cell table:style-name="ce13" table:formula="of:=MAX([.K12];[.V12];[.AG12])" office:value-type="currency" office:currency="EUR" office:value="6.51890000492829" calcext:value-type="currency">
            <text:p>6,52 €</text:p>
          </table:table-cell>
          <table:table-cell table:style-name="ce18" table:formula="of:=[.O12]-[.P12]-[.S12]" office:value-type="currency" office:currency="EUR" office:value="6.51890000492829" calcext:value-type="currency">
            <text:p>6,52 €</text:p>
          </table:table-cell>
          <table:table-cell table:style-name="ce20" table:formula="of:=[.K12]/10" office:value-type="float" office:value="0.651890000492829" calcext:value-type="float">
            <text:p>0,65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2]" office:value-type="float" office:value="3.5" calcext:value-type="float">
            <text:p>3,5</text:p>
          </table:table-cell>
          <table:table-cell table:style-name="ce23" table:formula="of:=[.N12]*[.M12]-[.M12]" office:value-type="float" office:value="25" calcext:value-type="float">
            <text:p>25</text:p>
          </table:table-cell>
          <table:table-cell table:style-name="ce23" table:formula="of:=[.R12]/[.Q12]" office:value-type="float" office:value="6.34517766497462" calcext:value-type="float">
            <text:p>6,34517766497462</text:p>
          </table:table-cell>
          <table:table-cell table:style-name="ce23" table:formula="of:=[.G13]" office:value-type="float" office:value="3.94" calcext:value-type="float">
            <text:p>3,94</text:p>
          </table:table-cell>
          <table:table-cell table:style-name="ce23" table:formula="of:=[.O12]" office:value-type="float" office:value="25" calcext:value-type="float">
            <text:p>25</text:p>
          </table:table-cell>
          <table:table-cell table:style-name="ce23" table:formula="of:=[.U12]/[.T12]" office:value-type="float" office:value="12.1359223300971" calcext:value-type="float">
            <text:p>12,1359223300971</text:p>
          </table:table-cell>
          <table:table-cell table:style-name="ce23" table:formula="of:=[.I13]" office:value-type="float" office:value="2.06" calcext:value-type="float">
            <text:p>2,06</text:p>
          </table:table-cell>
          <table:table-cell table:style-name="ce23" table:formula="of:=[.R12]" office:value-type="float" office:value="25" calcext:value-type="float">
            <text:p>25</text:p>
          </table:table-cell>
          <table:table-cell table:style-name="ce18" table:formula="of:=[.Z12]-[.AA12]-[.AD12]" office:value-type="currency" office:currency="EUR" office:value="5.95800032183662" calcext:value-type="currency">
            <text:p>5,96 €</text:p>
          </table:table-cell>
          <table:table-cell table:style-name="ce20" table:formula="of:=[.V12]/[.X12]" office:value-type="float" office:value="0.595800032183662" calcext:value-type="float">
            <text:p>0,6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2]" office:value-type="float" office:value="3.5" calcext:value-type="float">
            <text:p>3,5</text:p>
          </table:table-cell>
          <table:table-cell table:style-name="ce24" table:formula="of:=[.Y12]*[.X12]-[.X12]" office:value-type="float" office:value="25" calcext:value-type="float">
            <text:p>25</text:p>
          </table:table-cell>
          <table:table-cell table:style-name="ce24" table:formula="of:=[.AC12]/[.AB12]" office:value-type="float" office:value="6.9060773480663" calcext:value-type="float">
            <text:p>6,9060773480663</text:p>
          </table:table-cell>
          <table:table-cell table:style-name="ce24" table:formula="of:=[.E13]" office:value-type="float" office:value="3.62" calcext:value-type="float">
            <text:p>3,62</text:p>
          </table:table-cell>
          <table:table-cell table:style-name="ce24" table:formula="of:=[.Z12]" office:value-type="float" office:value="25" calcext:value-type="float">
            <text:p>25</text:p>
          </table:table-cell>
          <table:table-cell table:style-name="ce24" table:formula="of:=[.AF12]/[.AE12]" office:value-type="float" office:value="12.1359223300971" calcext:value-type="float">
            <text:p>12,1359223300971</text:p>
          </table:table-cell>
          <table:table-cell table:style-name="ce24" table:formula="of:=[.I13]" office:value-type="float" office:value="2.06" calcext:value-type="float">
            <text:p>2,06</text:p>
          </table:table-cell>
          <table:table-cell table:style-name="ce24" table:formula="of:=[.AC12]" office:value-type="float" office:value="25" calcext:value-type="float">
            <text:p>25</text:p>
          </table:table-cell>
          <table:table-cell table:style-name="ce25" table:formula="of:=[.AK12]-[.AL12]-[.AO12]" office:value-type="currency" office:currency="EUR" office:value="4.93447289452281" calcext:value-type="currency">
            <text:p>4,93 €</text:p>
          </table:table-cell>
          <table:table-cell table:formula="of:=[.AG12]/[.AI12]" office:value-type="float" office:value="0.493447289452281" calcext:value-type="float">
            <text:p>0,49</text:p>
          </table:table-cell>
          <table:table-cell office:value-type="float" office:value="10" calcext:value-type="float">
            <text:p>10</text:p>
          </table:table-cell>
          <table:table-cell table:formula="of:=[.I12]" office:value-type="float" office:value="2.05" calcext:value-type="float">
            <text:p>2,05</text:p>
          </table:table-cell>
          <table:table-cell table:formula="of:=[.AJ12]*[.AI12]-[.AI12]" office:value-type="float" office:value="10.5" calcext:value-type="float">
            <text:p>10,5</text:p>
          </table:table-cell>
          <table:table-cell table:formula="of:=[.AN12]/[.AM12]" office:value-type="float" office:value="2.90055248618785" calcext:value-type="float">
            <text:p>2,90055248618785</text:p>
          </table:table-cell>
          <table:table-cell table:formula="of:=[.E13]" office:value-type="float" office:value="3.62" calcext:value-type="float">
            <text:p>3,62</text:p>
          </table:table-cell>
          <table:table-cell table:formula="of:=[.AK12]" office:value-type="float" office:value="10.5" calcext:value-type="float">
            <text:p>10,5</text:p>
          </table:table-cell>
          <table:table-cell table:formula="of:=[.AQ12]/[.AP12]" office:value-type="float" office:value="2.66497461928934" calcext:value-type="float">
            <text:p>2,66497461928934</text:p>
          </table:table-cell>
          <table:table-cell table:formula="of:=[.G13]" office:value-type="float" office:value="3.94" calcext:value-type="float">
            <text:p>3,94</text:p>
          </table:table-cell>
          <table:table-cell table:formula="of:=[.AN12]"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20H15M00S" calcext:value-type="time">
            <text:p>20:15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Rayo Vallecano</text:p>
          </table:table-cell>
          <table:table-cell office:value-type="float" office:value="3.62" calcext:value-type="float">
            <text:p>3,62</text:p>
          </table:table-cell>
          <table:table-cell/>
          <table:table-cell office:value-type="float" office:value="3.94" calcext:value-type="float">
            <text:p>3,94</text:p>
          </table:table-cell>
          <table:table-cell office:value-type="string" calcext:value-type="string">
            <text:p>Sevilla</text:p>
          </table:table-cell>
          <table:table-cell office:value-type="float" office:value="2.06" calcext:value-type="float">
            <text:p>2,06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22H15M00S" calcext:value-type="time">
            <text:p>22:15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Real Madri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mpate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Getafe CF</text:p>
          </table:table-cell>
          <table:table-cell office:value-type="float" office:value="17" calcext:value-type="float">
            <text:p>17</text:p>
          </table:table-cell>
          <table:table-cell table:style-name="ce13" table:formula="of:=MAX([.K14];[.V14];[.AG14])" office:value-type="currency" office:currency="EUR" office:value="7.14929489047822" calcext:value-type="currency">
            <text:p>7,15 €</text:p>
          </table:table-cell>
          <table:table-cell table:style-name="ce18" table:formula="of:=[.O14]-[.P14]-[.S14]" office:value-type="currency" office:currency="EUR" office:value="1.60481527604815" calcext:value-type="currency">
            <text:p>1,60 €</text:p>
          </table:table-cell>
          <table:table-cell table:style-name="ce20" table:formula="of:=[.K14]/10" office:value-type="float" office:value="0.160481527604815" calcext:value-type="float">
            <text:p>0,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4]" office:value-type="float" office:value="1.2" calcext:value-type="float">
            <text:p>1,2</text:p>
          </table:table-cell>
          <table:table-cell table:style-name="ce23" table:formula="of:=[.N14]*[.M14]-[.M14]" office:value-type="float" office:value="2" calcext:value-type="float">
            <text:p>2</text:p>
          </table:table-cell>
          <table:table-cell table:style-name="ce23" table:formula="of:=[.R14]/[.Q14]" office:value-type="float" office:value="0.273972602739726" calcext:value-type="float">
            <text:p>0,273972602739726</text:p>
          </table:table-cell>
          <table:table-cell table:style-name="ce23" table:formula="of:=[.G15]" office:value-type="float" office:value="7.3" calcext:value-type="float">
            <text:p>7,3</text:p>
          </table:table-cell>
          <table:table-cell table:style-name="ce23" table:formula="of:=[.O14]" office:value-type="float" office:value="2" calcext:value-type="float">
            <text:p>2</text:p>
          </table:table-cell>
          <table:table-cell table:style-name="ce23" table:formula="of:=[.U14]/[.T14]" office:value-type="float" office:value="0.121212121212121" calcext:value-type="float">
            <text:p>0,121212121212121</text:p>
          </table:table-cell>
          <table:table-cell table:style-name="ce23" table:formula="of:=[.I15]" office:value-type="float" office:value="16.5" calcext:value-type="float">
            <text:p>16,5</text:p>
          </table:table-cell>
          <table:table-cell table:style-name="ce23" table:formula="of:=[.R14]" office:value-type="float" office:value="2" calcext:value-type="float">
            <text:p>2</text:p>
          </table:table-cell>
          <table:table-cell table:style-name="ce18" table:formula="of:=[.Z14]-[.AA14]-[.AD14]" office:value-type="currency" office:currency="EUR" office:value="6.65848336061102" calcext:value-type="currency">
            <text:p>6,66 €</text:p>
          </table:table-cell>
          <table:table-cell table:style-name="ce20" table:formula="of:=[.V14]/[.X14]" office:value-type="float" office:value="0.665848336061102" calcext:value-type="float">
            <text:p>0,67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4]" office:value-type="float" office:value="6.5" calcext:value-type="float">
            <text:p>6,5</text:p>
          </table:table-cell>
          <table:table-cell table:style-name="ce24" table:formula="of:=[.Y14]*[.X14]-[.X14]" office:value-type="float" office:value="55" calcext:value-type="float">
            <text:p>55</text:p>
          </table:table-cell>
          <table:table-cell table:style-name="ce24" table:formula="of:=[.AC14]/[.AB14]" office:value-type="float" office:value="45.0081833060557" calcext:value-type="float">
            <text:p>45,0081833060557</text:p>
          </table:table-cell>
          <table:table-cell table:style-name="ce24" table:formula="of:=[.E15]" office:value-type="float" office:value="1.222" calcext:value-type="float">
            <text:p>1,222</text:p>
          </table:table-cell>
          <table:table-cell table:style-name="ce24" table:formula="of:=[.Z14]" office:value-type="float" office:value="55" calcext:value-type="float">
            <text:p>55</text:p>
          </table:table-cell>
          <table:table-cell table:style-name="ce24" table:formula="of:=[.AF14]/[.AE14]" office:value-type="float" office:value="3.33333333333333" calcext:value-type="float">
            <text:p>3,33333333333333</text:p>
          </table:table-cell>
          <table:table-cell table:style-name="ce24" table:formula="of:=[.I15]" office:value-type="float" office:value="16.5" calcext:value-type="float">
            <text:p>16,5</text:p>
          </table:table-cell>
          <table:table-cell table:style-name="ce24" table:formula="of:=[.AC14]" office:value-type="float" office:value="55" calcext:value-type="float">
            <text:p>55</text:p>
          </table:table-cell>
          <table:table-cell table:style-name="ce25" table:formula="of:=[.AK14]-[.AL14]-[.AO14]" office:value-type="currency" office:currency="EUR" office:value="7.14929489047822" calcext:value-type="currency">
            <text:p>7,15 €</text:p>
          </table:table-cell>
          <table:table-cell table:formula="of:=[.AG14]/[.AI14]" office:value-type="float" office:value="0.714929489047822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table:formula="of:=[.I14]" office:value-type="float" office:value="17" calcext:value-type="float">
            <text:p>17</text:p>
          </table:table-cell>
          <table:table-cell table:formula="of:=[.AJ14]*[.AI14]-[.AI14]" office:value-type="float" office:value="160" calcext:value-type="float">
            <text:p>160</text:p>
          </table:table-cell>
          <table:table-cell table:formula="of:=[.AN14]/[.AM14]" office:value-type="float" office:value="130.932896890344" calcext:value-type="float">
            <text:p>130,932896890344</text:p>
          </table:table-cell>
          <table:table-cell table:formula="of:=[.E15]" office:value-type="float" office:value="1.222" calcext:value-type="float">
            <text:p>1,222</text:p>
          </table:table-cell>
          <table:table-cell table:formula="of:=[.AK14]" office:value-type="float" office:value="160" calcext:value-type="float">
            <text:p>160</text:p>
          </table:table-cell>
          <table:table-cell table:formula="of:=[.AQ14]/[.AP14]" office:value-type="float" office:value="21.9178082191781" calcext:value-type="float">
            <text:p>21,9178082191781</text:p>
          </table:table-cell>
          <table:table-cell table:formula="of:=[.G15]" office:value-type="float" office:value="7.3" calcext:value-type="float">
            <text:p>7,3</text:p>
          </table:table-cell>
          <table:table-cell table:formula="of:=[.AN14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22H15M00S" calcext:value-type="time">
            <text:p>22:15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Real Madrid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string" calcext:value-type="string">
            <text:p>Getafe</text:p>
          </table:table-cell>
          <table:table-cell office:value-type="float" office:value="16.5" calcext:value-type="float">
            <text:p>16,5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20H00M00S" calcext:value-type="time">
            <text:p>20:00:00</text:p>
          </table:table-cell>
          <table:table-cell table:style-name="ce16" office:value-type="date" office:date-value="2018-08-20" calcext:value-type="date">
            <text:p>20/08/18</text:p>
          </table:table-cell>
          <table:table-cell office:value-type="string" calcext:value-type="string">
            <text:p>Valencia CF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Atlético Madrid</text:p>
          </table:table-cell>
          <table:table-cell office:value-type="float" office:value="2.45" calcext:value-type="float">
            <text:p>2,45</text:p>
          </table:table-cell>
          <table:table-cell table:style-name="ce13" table:formula="of:=MAX([.K16];[.V16];[.AG16])" office:value-type="currency" office:currency="EUR" office:value="6.16862170087977" calcext:value-type="currency">
            <text:p>6,17 €</text:p>
          </table:table-cell>
          <table:table-cell table:style-name="ce18" table:formula="of:=[.O16]-[.P16]-[.S16]" office:value-type="currency" office:currency="EUR" office:value="6.16862170087977" calcext:value-type="currency">
            <text:p>6,17 €</text:p>
          </table:table-cell>
          <table:table-cell table:style-name="ce20" table:formula="of:=[.K16]/10" office:value-type="float" office:value="0.616862170087977" calcext:value-type="float">
            <text:p>0,6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6]" office:value-type="float" office:value="3.1" calcext:value-type="float">
            <text:p>3,1</text:p>
          </table:table-cell>
          <table:table-cell table:style-name="ce23" table:formula="of:=[.N16]*[.M16]-[.M16]" office:value-type="float" office:value="21" calcext:value-type="float">
            <text:p>21</text:p>
          </table:table-cell>
          <table:table-cell table:style-name="ce23" table:formula="of:=[.R16]/[.Q16]" office:value-type="float" office:value="6.36363636363636" calcext:value-type="float">
            <text:p>6,36363636363636</text:p>
          </table:table-cell>
          <table:table-cell table:style-name="ce23" table:formula="of:=[.G17]" office:value-type="float" office:value="3.3" calcext:value-type="float">
            <text:p>3,3</text:p>
          </table:table-cell>
          <table:table-cell table:style-name="ce23" table:formula="of:=[.O16]" office:value-type="float" office:value="21" calcext:value-type="float">
            <text:p>21</text:p>
          </table:table-cell>
          <table:table-cell table:style-name="ce23" table:formula="of:=[.U16]/[.T16]" office:value-type="float" office:value="8.46774193548387" calcext:value-type="float">
            <text:p>8,46774193548387</text:p>
          </table:table-cell>
          <table:table-cell table:style-name="ce23" table:formula="of:=[.I17]" office:value-type="float" office:value="2.48" calcext:value-type="float">
            <text:p>2,48</text:p>
          </table:table-cell>
          <table:table-cell table:style-name="ce23" table:formula="of:=[.R16]" office:value-type="float" office:value="21" calcext:value-type="float">
            <text:p>21</text:p>
          </table:table-cell>
          <table:table-cell table:style-name="ce18" table:formula="of:=[.Z16]-[.AA16]-[.AD16]" office:value-type="currency" office:currency="EUR" office:value="6.05077658303465" calcext:value-type="currency">
            <text:p>6,05 €</text:p>
          </table:table-cell>
          <table:table-cell table:style-name="ce20" table:formula="of:=[.V16]/[.X16]" office:value-type="float" office:value="0.605077658303465" calcext:value-type="float">
            <text:p>0,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6]" office:value-type="float" office:value="3.1" calcext:value-type="float">
            <text:p>3,1</text:p>
          </table:table-cell>
          <table:table-cell table:style-name="ce24" table:formula="of:=[.Y16]*[.X16]-[.X16]" office:value-type="float" office:value="21" calcext:value-type="float">
            <text:p>21</text:p>
          </table:table-cell>
          <table:table-cell table:style-name="ce24" table:formula="of:=[.AC16]/[.AB16]" office:value-type="float" office:value="6.48148148148148" calcext:value-type="float">
            <text:p>6,48148148148148</text:p>
          </table:table-cell>
          <table:table-cell table:style-name="ce24" table:formula="of:=[.E17]" office:value-type="float" office:value="3.24" calcext:value-type="float">
            <text:p>3,24</text:p>
          </table:table-cell>
          <table:table-cell table:style-name="ce24" table:formula="of:=[.Z16]" office:value-type="float" office:value="21" calcext:value-type="float">
            <text:p>21</text:p>
          </table:table-cell>
          <table:table-cell table:style-name="ce24" table:formula="of:=[.AF16]/[.AE16]" office:value-type="float" office:value="8.46774193548387" calcext:value-type="float">
            <text:p>8,46774193548387</text:p>
          </table:table-cell>
          <table:table-cell table:style-name="ce24" table:formula="of:=[.I17]" office:value-type="float" office:value="2.48" calcext:value-type="float">
            <text:p>2,48</text:p>
          </table:table-cell>
          <table:table-cell table:style-name="ce24" table:formula="of:=[.AC16]" office:value-type="float" office:value="21" calcext:value-type="float">
            <text:p>21</text:p>
          </table:table-cell>
          <table:table-cell table:style-name="ce25" table:formula="of:=[.AK16]-[.AL16]-[.AO16]" office:value-type="currency" office:currency="EUR" office:value="5.6307519640853" calcext:value-type="currency">
            <text:p>5,63 €</text:p>
          </table:table-cell>
          <table:table-cell table:formula="of:=[.AG16]/[.AI16]" office:value-type="float" office:value="0.56307519640853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2.45" calcext:value-type="float">
            <text:p>2,45</text:p>
          </table:table-cell>
          <table:table-cell table:formula="of:=[.AJ16]*[.AI16]-[.AI16]" office:value-type="float" office:value="14.5" calcext:value-type="float">
            <text:p>14,5</text:p>
          </table:table-cell>
          <table:table-cell table:formula="of:=[.AN16]/[.AM16]" office:value-type="float" office:value="4.47530864197531" calcext:value-type="float">
            <text:p>4,47530864197531</text:p>
          </table:table-cell>
          <table:table-cell table:formula="of:=[.E17]" office:value-type="float" office:value="3.24" calcext:value-type="float">
            <text:p>3,24</text:p>
          </table:table-cell>
          <table:table-cell table:formula="of:=[.AK16]" office:value-type="float" office:value="14.5" calcext:value-type="float">
            <text:p>14,5</text:p>
          </table:table-cell>
          <table:table-cell table:formula="of:=[.AQ16]/[.AP16]" office:value-type="float" office:value="4.39393939393939" calcext:value-type="float">
            <text:p>4,39393939393939</text:p>
          </table:table-cell>
          <table:table-cell table:formula="of:=[.G17]" office:value-type="float" office:value="3.3" calcext:value-type="float">
            <text:p>3,3</text:p>
          </table:table-cell>
          <table:table-cell table:formula="of:=[.AN16]"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20H00M00S" calcext:value-type="time">
            <text:p>20:00:00</text:p>
          </table:table-cell>
          <table:table-cell table:style-name="ce16" office:value-type="date" office:date-value="2018-08-20" calcext:value-type="date">
            <text:p>20/08/18</text:p>
          </table:table-cell>
          <table:table-cell office:value-type="string" calcext:value-type="string">
            <text:p>Valencia</text:p>
          </table:table-cell>
          <table:table-cell office:value-type="float" office:value="3.24" calcext:value-type="float">
            <text:p>3,24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string" calcext:value-type="string">
            <text:p>Atlético Madrid</text:p>
          </table:table-cell>
          <table:table-cell office:value-type="float" office:value="2.48" calcext:value-type="float">
            <text:p>2,48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22H00M00S" calcext:value-type="time">
            <text:p>22:00:00</text:p>
          </table:table-cell>
          <table:table-cell table:style-name="ce16" office:value-type="date" office:date-value="2018-08-20" calcext:value-type="date">
            <text:p>20/08/18</text:p>
          </table:table-cell>
          <table:table-cell office:value-type="string" calcext:value-type="string">
            <text:p>Athletic Club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Empate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CD Leganés</text:p>
          </table:table-cell>
          <table:table-cell office:value-type="float" office:value="5.2" calcext:value-type="float">
            <text:p>5,2</text:p>
          </table:table-cell>
          <table:table-cell table:style-name="ce13" table:formula="of:=MAX([.K18];[.V18];[.AG18])" office:value-type="currency" office:currency="EUR" office:value="7.12820512820513" calcext:value-type="currency">
            <text:p>7,13 €</text:p>
          </table:table-cell>
          <table:table-cell table:style-name="ce18" table:formula="of:=[.O18]-[.P18]-[.S18]" office:value-type="currency" office:currency="EUR" office:value="4.05067155067155" calcext:value-type="currency">
            <text:p>4,05 €</text:p>
          </table:table-cell>
          <table:table-cell table:style-name="ce20" table:formula="of:=[.K18]/10" office:value-type="float" office:value="0.405067155067155" calcext:value-type="float">
            <text:p>0,4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8]" office:value-type="float" office:value="1.75" calcext:value-type="float">
            <text:p>1,75</text:p>
          </table:table-cell>
          <table:table-cell table:style-name="ce23" table:formula="of:=[.N18]*[.M18]-[.M18]" office:value-type="float" office:value="7.5" calcext:value-type="float">
            <text:p>7,5</text:p>
          </table:table-cell>
          <table:table-cell table:style-name="ce23" table:formula="of:=[.R18]/[.Q18]" office:value-type="float" office:value="2.06043956043956" calcext:value-type="float">
            <text:p>2,06043956043956</text:p>
          </table:table-cell>
          <table:table-cell table:style-name="ce23" table:formula="of:=[.G19]" office:value-type="float" office:value="3.64" calcext:value-type="float">
            <text:p>3,64</text:p>
          </table:table-cell>
          <table:table-cell table:style-name="ce23" table:formula="of:=[.O18]" office:value-type="float" office:value="7.5" calcext:value-type="float">
            <text:p>7,5</text:p>
          </table:table-cell>
          <table:table-cell table:style-name="ce23" table:formula="of:=[.U18]/[.T18]" office:value-type="float" office:value="1.38888888888889" calcext:value-type="float">
            <text:p>1,38888888888889</text:p>
          </table:table-cell>
          <table:table-cell table:style-name="ce23" table:formula="of:=[.I19]" office:value-type="float" office:value="5.4" calcext:value-type="float">
            <text:p>5,4</text:p>
          </table:table-cell>
          <table:table-cell table:style-name="ce23" table:formula="of:=[.R18]" office:value-type="float" office:value="7.5" calcext:value-type="float">
            <text:p>7,5</text:p>
          </table:table-cell>
          <table:table-cell table:style-name="ce18" table:formula="of:=[.Z18]-[.AA18]-[.AD18]" office:value-type="currency" office:currency="EUR" office:value="5.96296296296296" calcext:value-type="currency">
            <text:p>5,96 €</text:p>
          </table:table-cell>
          <table:table-cell table:style-name="ce20" table:formula="of:=[.V18]/[.X18]" office:value-type="float" office:value="0.596296296296296" calcext:value-type="float">
            <text:p>0,6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8]" office:value-type="float" office:value="3.3" calcext:value-type="float">
            <text:p>3,3</text:p>
          </table:table-cell>
          <table:table-cell table:style-name="ce24" table:formula="of:=[.Y18]*[.X18]-[.X18]" office:value-type="float" office:value="23" calcext:value-type="float">
            <text:p>23</text:p>
          </table:table-cell>
          <table:table-cell table:style-name="ce24" table:formula="of:=[.AC18]/[.AB18]" office:value-type="float" office:value="12.7777777777778" calcext:value-type="float">
            <text:p>12,7777777777778</text:p>
          </table:table-cell>
          <table:table-cell table:style-name="ce24" table:formula="of:=[.E19]" office:value-type="float" office:value="1.8" calcext:value-type="float">
            <text:p>1,8</text:p>
          </table:table-cell>
          <table:table-cell table:style-name="ce24" table:formula="of:=[.Z18]" office:value-type="float" office:value="23" calcext:value-type="float">
            <text:p>23</text:p>
          </table:table-cell>
          <table:table-cell table:style-name="ce24" table:formula="of:=[.AF18]/[.AE18]" office:value-type="float" office:value="4.25925925925926" calcext:value-type="float">
            <text:p>4,25925925925926</text:p>
          </table:table-cell>
          <table:table-cell table:style-name="ce24" table:formula="of:=[.I19]" office:value-type="float" office:value="5.4" calcext:value-type="float">
            <text:p>5,4</text:p>
          </table:table-cell>
          <table:table-cell table:style-name="ce24" table:formula="of:=[.AC18]" office:value-type="float" office:value="23" calcext:value-type="float">
            <text:p>23</text:p>
          </table:table-cell>
          <table:table-cell table:style-name="ce25" table:formula="of:=[.AK18]-[.AL18]-[.AO18]" office:value-type="currency" office:currency="EUR" office:value="7.12820512820513" calcext:value-type="currency">
            <text:p>7,13 €</text:p>
          </table:table-cell>
          <table:table-cell table:formula="of:=[.AG18]/[.AI18]" office:value-type="float" office:value="0.712820512820513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.2" calcext:value-type="float">
            <text:p>5,2</text:p>
          </table:table-cell>
          <table:table-cell table:formula="of:=[.AJ18]*[.AI18]-[.AI18]" office:value-type="float" office:value="42" calcext:value-type="float">
            <text:p>42</text:p>
          </table:table-cell>
          <table:table-cell table:formula="of:=[.AN18]/[.AM18]" office:value-type="float" office:value="23.3333333333333" calcext:value-type="float">
            <text:p>23,3333333333333</text:p>
          </table:table-cell>
          <table:table-cell table:formula="of:=[.E19]" office:value-type="float" office:value="1.8" calcext:value-type="float">
            <text:p>1,8</text:p>
          </table:table-cell>
          <table:table-cell table:formula="of:=[.AK18]" office:value-type="float" office:value="42" calcext:value-type="float">
            <text:p>42</text:p>
          </table:table-cell>
          <table:table-cell table:formula="of:=[.AQ18]/[.AP18]" office:value-type="float" office:value="11.5384615384615" calcext:value-type="float">
            <text:p>11,5384615384615</text:p>
          </table:table-cell>
          <table:table-cell table:formula="of:=[.G19]" office:value-type="float" office:value="3.64" calcext:value-type="float">
            <text:p>3,64</text:p>
          </table:table-cell>
          <table:table-cell table:formula="of:=[.AN1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22H00M00S" calcext:value-type="time">
            <text:p>22:00:00</text:p>
          </table:table-cell>
          <table:table-cell table:style-name="ce16" office:value-type="date" office:date-value="2018-08-20" calcext:value-type="date">
            <text:p>20/08/18</text:p>
          </table:table-cell>
          <table:table-cell office:value-type="string" calcext:value-type="string">
            <text:p>Athletic Bilbao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.64" calcext:value-type="float">
            <text:p>3,64</text:p>
          </table:table-cell>
          <table:table-cell office:value-type="string" calcext:value-type="string">
            <text:p>Leganés</text:p>
          </table:table-cell>
          <table:table-cell office:value-type="float" office:value="5.4" calcext:value-type="float">
            <text:p>5,4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4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40"/>
        </table:table-row>
        <table:table-row table:style-name="ro1" table:number-rows-repeated="104853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DatosLigaIng" table:style-name="ta1"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ce16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Cas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quipo1</text:p>
          </table:table-cell>
          <table:table-cell office:value-type="string" calcext:value-type="string">
            <text:p>Cuota1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office:value-type="string" calcext:value-type="string">
            <text:p>Cuota2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3H30M00S" calcext:value-type="time">
            <text:p>13:3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Cardiff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mp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castle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3H30M00S" calcext:value-type="time">
            <text:p>13:3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Cardiff City</text:p>
          </table:table-cell>
          <table:table-cell office:value-type="float" office:value="3.45" calcext:value-type="float">
            <text:p>3,45</text:p>
          </table:table-cell>
          <table:table-cell/>
          <table:table-cell office:value-type="float" office:value="3.15" calcext:value-type="float">
            <text:p>3,15</text:p>
          </table:table-cell>
          <table:table-cell office:value-type="string" calcext:value-type="string">
            <text:p>Newcastle United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Tottenham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Empate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Fulha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Tottenham Hotspur</text:p>
          </table:table-cell>
          <table:table-cell office:value-type="float" office:value="1.285" calcext:value-type="float">
            <text:p>1,285</text:p>
          </table:table-cell>
          <table:table-cell/>
          <table:table-cell office:value-type="float" office:value="6.35" calcext:value-type="float">
            <text:p>6,35</text:p>
          </table:table-cell>
          <table:table-cell office:value-type="string" calcext:value-type="string">
            <text:p>Fulham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Leicester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mpate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Wolves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Leicester City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string" calcext:value-type="string">
            <text:p>Wolverhampton Wanderers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West Ham United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mpat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Bournemouth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West Ham United</text:p>
          </table:table-cell>
          <table:table-cell office:value-type="float" office:value="2.17" calcext:value-type="float">
            <text:p>2,17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string" calcext:value-type="string">
            <text:p>Bournemouth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Everton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Empat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Southampton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Everton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float" office:value="3.52" calcext:value-type="float">
            <text:p>3,52</text:p>
          </table:table-cell>
          <table:table-cell office:value-type="string" calcext:value-type="string">
            <text:p>Southampton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Chelsea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mpate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Arsen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Chelsea</text:p>
          </table:table-cell>
          <table:table-cell office:value-type="float" office:value="1.833" calcext:value-type="float">
            <text:p>1,833</text:p>
          </table:table-cell>
          <table:table-cell/>
          <table:table-cell office:value-type="float" office:value="4.1" calcext:value-type="float">
            <text:p>4,1</text:p>
          </table:table-cell>
          <table:table-cell office:value-type="string" calcext:value-type="string">
            <text:p>Arsenal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4H30M00S" calcext:value-type="time">
            <text:p>14:30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Burnley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mpate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Watford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4H30M00S" calcext:value-type="time">
            <text:p>14:30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Burnley</text:p>
          </table:table-cell>
          <table:table-cell office:value-type="float" office:value="2.53" calcext:value-type="float">
            <text:p>2,53</text:p>
          </table:table-cell>
          <table:table-cell/>
          <table:table-cell office:value-type="float" office:value="3.125" calcext:value-type="float">
            <text:p>3,125</text:p>
          </table:table-cell>
          <table:table-cell office:value-type="string" calcext:value-type="string">
            <text:p>Watford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4H30M00S" calcext:value-type="time">
            <text:p>14:30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Manchester City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Emp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uddersfiel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4H30M00S" calcext:value-type="time">
            <text:p>14:30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Manchester City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string" calcext:value-type="string">
            <text:p>Huddersfield Tow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7H00M00S" calcext:value-type="time">
            <text:p>17:00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Brigh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pat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Manchester United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7H00M00S" calcext:value-type="time">
            <text:p>17:00:00</text:p>
          </table:table-cell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Brighton y Hove Albion</text:p>
          </table:table-cell>
          <table:table-cell office:value-type="float" office:value="5.35" calcext:value-type="float">
            <text:p>5,35</text:p>
          </table:table-cell>
          <table:table-cell/>
          <table:table-cell office:value-type="float" office:value="3.58" calcext:value-type="float">
            <text:p>3,58</text:p>
          </table:table-cell>
          <table:table-cell office:value-type="string" calcext:value-type="string">
            <text:p>Manchester United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21H00M00S" calcext:value-type="time">
            <text:p>21:00:00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rystal Pal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at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Liverpool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21H00M00S" calcext:value-type="time">
            <text:p>21:00:00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rystal Palace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verpool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3H30M00S" calcext:value-type="time">
            <text:p>13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Wolves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mpate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Manchester City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3H30M00S" calcext:value-type="time">
            <text:p>13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Wolverhampton Wanderers</text:p>
          </table:table-cell>
          <table:table-cell office:value-type="float" office:value="10.75" calcext:value-type="float">
            <text:p>10,75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string" calcext:value-type="string">
            <text:p>Manchester City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Southampton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Leicester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Southampton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float" office:value="3.24" calcext:value-type="float">
            <text:p>3,24</text:p>
          </table:table-cell>
          <table:table-cell office:value-type="string" calcext:value-type="string">
            <text:p>Leicester City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Bournemouth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mpate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verton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Bournemouth</text:p>
          </table:table-cell>
          <table:table-cell office:value-type="float" office:value="2.69" calcext:value-type="float">
            <text:p>2,69</text:p>
          </table:table-cell>
          <table:table-cell/>
          <table:table-cell office:value-type="float" office:value="3.45" calcext:value-type="float">
            <text:p>3,45</text:p>
          </table:table-cell>
          <table:table-cell office:value-type="string" calcext:value-type="string">
            <text:p>Everton</text:p>
          </table:table-cell>
          <table:table-cell office:value-type="float" office:value="2.83" calcext:value-type="float">
            <text:p>2,83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Huddersfield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mp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diff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iverpool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Emp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ght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iverpool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string" calcext:value-type="string">
            <text:p>Brighton y Hove Albion</text:p>
          </table:table-cell>
          <table:table-cell office:value-type="float" office:value="18.25" calcext:value-type="float">
            <text:p>18,25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4H30M00S" calcext:value-type="time">
            <text:p>14:3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Watford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Crystal Palace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4H30M00S" calcext:value-type="time">
            <text:p>14:3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Watford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float" office:value="3.26" calcext:value-type="float">
            <text:p>3,26</text:p>
          </table:table-cell>
          <table:table-cell office:value-type="string" calcext:value-type="string">
            <text:p>Crystal Palace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/>
          <table:table-cell office:value-type="string" calcext:value-type="string">
            <text:p>Sportium</text:p>
          </table:table-cell>
          <table:table-cell office:value-type="time" office:time-value="PT17H00M00S" calcext:value-type="time">
            <text:p>17:0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Fulham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Burnley</text:p>
          </table:table-cell>
          <table:table-cell office:value-type="float" office:value="3.1" calcext:value-type="float">
            <text:p>3,1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7H00M00S" calcext:value-type="time">
            <text:p>17:0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Newcastle United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float" office:value="3.78" calcext:value-type="float">
            <text:p>3,78</text:p>
          </table:table-cell>
          <table:table-cell office:value-type="string" calcext:value-type="string">
            <text:p>Chelsea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rsenal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est Ham United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Fulham</text:p>
          </table:table-cell>
          <table:table-cell office:value-type="float" office:value="2.43" calcext:value-type="float">
            <text:p>2,43</text:p>
          </table:table-cell>
          <table:table-cell/>
          <table:table-cell office:value-type="float" office:value="3.24" calcext:value-type="float">
            <text:p>3,24</text:p>
          </table:table-cell>
          <table:table-cell office:value-type="string" calcext:value-type="string">
            <text:p>Burnley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MBet</text:p>
          </table:table-cell>
          <table:table-cell office:value-type="time" office:time-value="PT16H00M00S" calcext:value-type="time">
            <text:p>16:0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Huddersfield Town</text:p>
          </table:table-cell>
          <table:table-cell office:value-type="float" office:value="2.27" calcext:value-type="float">
            <text:p>2,27</text:p>
          </table:table-cell>
          <table:table-cell/>
          <table:table-cell office:value-type="float" office:value="3.24" calcext:value-type="float">
            <text:p>3,24</text:p>
          </table:table-cell>
          <table:table-cell office:value-type="string" calcext:value-type="string">
            <text:p>Cardiff City</text:p>
          </table:table-cell>
          <table:table-cell office:value-type="float" office:value="3.76" calcext:value-type="float">
            <text:p>3,76</text:p>
          </table:table-cell>
        </table:table-row>
      </table:table>
      <table:table table:name="Calculo LigaInglesa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default-cell-style-name="ce19"/>
        <table:table-column table:style-name="co2" table:number-columns-repeated="9" table:default-cell-style-name="ce21"/>
        <table:table-column table:style-name="co1" table:default-cell-style-name="ce3"/>
        <table:table-column table:style-name="co1" table:default-cell-style-name="Default"/>
        <table:table-column table:style-name="co1" table:number-columns-repeated="9" table:default-cell-style-name="ce21"/>
        <table:table-column table:style-name="co1" table:default-cell-style-name="ce3"/>
        <table:table-column table:style-name="co1" table:default-cell-style-name="ce19"/>
        <table:table-column table:style-name="co1" table:number-columns-repeated="9" table:default-cell-style-name="ce21"/>
        <table:table-row table:style-name="ro1">
          <table:table-cell table:number-columns-repeated="43"/>
        </table:table-row>
        <table:table-row table:style-name="ro1">
          <table:table-cell table:number-columns-repeated="9"/>
          <table:table-cell table:style-name="ce17" table:formula="of:=MAX([.J4:.J42])" office:value-type="currency" office:currency="EUR" office:value="7.18367346938776" calcext:value-type="currency">
            <text:p>7,18 €</text:p>
          </table:table-cell>
          <table:table-cell table:style-name="ce17" table:formula="of:=MAX([.K4:.K42])" office:value-type="currency" office:currency="EUR" office:value="7.18367346938776" calcext:value-type="currency">
            <text:p>7,18 €</text:p>
          </table:table-cell>
          <table:table-cell table:number-columns-repeated="10"/>
          <table:table-cell table:style-name="ce17" table:formula="of:=MAX([.V4:.V42])" office:value-type="currency" office:currency="EUR" office:value="6.98191214470284" calcext:value-type="currency">
            <text:p>6,98 €</text:p>
          </table:table-cell>
          <table:table-cell table:number-columns-repeated="10"/>
          <table:table-cell table:style-name="ce17" table:formula="of:=MAX([.AG4:.AG42])" office:value-type="currency" office:currency="EUR" office:value="7.07405251386379" calcext:value-type="currency">
            <text:p>7,07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Equipo1</text:p>
          </table:table-cell>
          <table:table-cell office:value-type="string" calcext:value-type="string">
            <text:p>Cuota1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office:value-type="string" calcext:value-type="string">
            <text:p>Cuota2</text:p>
          </table:table-cell>
          <table:table-cell table:style-name="ce14" office:value-type="string" calcext:value-type="string">
            <text:p>MaxBenef</text:p>
          </table:table-cell>
          <table:table-cell table:style-name="ce13" office:value-type="string" calcext:value-type="string">
            <text:p>Freebet1</text:p>
          </table:table-cell>
          <table:table-cell office:value-type="string" calcext:value-type="string">
            <text:p>Coe</text:p>
          </table:table-cell>
          <table:table-cell table:style-name="ce22" table:number-columns-repeated="9"/>
          <table:table-cell table:style-name="ce13" office:value-type="string" calcext:value-type="string">
            <text:p>Freebet2</text:p>
          </table:table-cell>
          <table:table-cell table:style-name="ce14" office:value-type="string" calcext:value-type="string">
            <text:p>Coe</text:p>
          </table:table-cell>
          <table:table-cell table:number-columns-repeated="9"/>
          <table:table-cell office:value-type="string" calcext:value-type="string">
            <text:p>Freeebet3</text:p>
          </table:table-cell>
          <table:table-cell office:value-type="string" calcext:value-type="string">
            <text:p>Co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3H30M00S" calcext:value-type="time">
            <text:p>13:3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Cardiff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mp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castle</text:p>
          </table:table-cell>
          <table:table-cell office:value-type="float" office:value="2.35" calcext:value-type="float">
            <text:p>2,35</text:p>
          </table:table-cell>
          <table:table-cell table:style-name="ce13" table:formula="of:=MAX([.K4];[.V4];[.AG4])" office:value-type="currency" office:currency="EUR" office:value="6.03963324460219" calcext:value-type="currency">
            <text:p>6,04 €</text:p>
          </table:table-cell>
          <table:table-cell table:style-name="ce18" table:formula="of:=[.O4]-[.P4]-[.S4]" office:value-type="currency" office:currency="EUR" office:value="6.03628117913832" calcext:value-type="currency">
            <text:p>6,04 €</text:p>
          </table:table-cell>
          <table:table-cell table:style-name="ce20" table:formula="of:=[.K4]/10" office:value-type="float" office:value="0.603628117913832" calcext:value-type="float">
            <text:p>0,6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4]" office:value-type="float" office:value="3.2" calcext:value-type="float">
            <text:p>3,2</text:p>
          </table:table-cell>
          <table:table-cell table:style-name="ce23" table:formula="of:=[.N4]*[.M4]-[.M4]" office:value-type="float" office:value="22" calcext:value-type="float">
            <text:p>22</text:p>
          </table:table-cell>
          <table:table-cell table:style-name="ce23" table:formula="of:=[.R4]/[.Q4]" office:value-type="float" office:value="6.98412698412698" calcext:value-type="float">
            <text:p>6,98412698412698</text:p>
          </table:table-cell>
          <table:table-cell table:style-name="ce23" table:formula="of:=[.G5]" office:value-type="float" office:value="3.15" calcext:value-type="float">
            <text:p>3,15</text:p>
          </table:table-cell>
          <table:table-cell table:style-name="ce23" table:formula="of:=[.O4]" office:value-type="float" office:value="22" calcext:value-type="float">
            <text:p>22</text:p>
          </table:table-cell>
          <table:table-cell table:style-name="ce23" table:formula="of:=[.U4]/[.T4]" office:value-type="float" office:value="8.97959183673469" calcext:value-type="float">
            <text:p>8,97959183673469</text:p>
          </table:table-cell>
          <table:table-cell table:style-name="ce23" table:formula="of:=[.I5]" office:value-type="float" office:value="2.45" calcext:value-type="float">
            <text:p>2,45</text:p>
          </table:table-cell>
          <table:table-cell table:style-name="ce23" table:formula="of:=[.R4]" office:value-type="float" office:value="22" calcext:value-type="float">
            <text:p>22</text:p>
          </table:table-cell>
          <table:table-cell table:style-name="ce18" table:formula="of:=[.Z4]-[.AA4]-[.AD4]" office:value-type="currency" office:currency="EUR" office:value="6.03963324460219" calcext:value-type="currency">
            <text:p>6,04 €</text:p>
          </table:table-cell>
          <table:table-cell table:style-name="ce20" table:formula="of:=[.V4]/[.X4]" office:value-type="float" office:value="0.603963324460219" calcext:value-type="float">
            <text:p>0,6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4]" office:value-type="float" office:value="3" calcext:value-type="float">
            <text:p>3</text:p>
          </table:table-cell>
          <table:table-cell table:style-name="ce24" table:formula="of:=[.Y4]*[.X4]-[.X4]" office:value-type="float" office:value="20" calcext:value-type="float">
            <text:p>20</text:p>
          </table:table-cell>
          <table:table-cell table:style-name="ce24" table:formula="of:=[.AC4]/[.AB4]" office:value-type="float" office:value="5.79710144927536" calcext:value-type="float">
            <text:p>5,79710144927536</text:p>
          </table:table-cell>
          <table:table-cell table:style-name="ce24" table:formula="of:=[.E5]" office:value-type="float" office:value="3.45" calcext:value-type="float">
            <text:p>3,45</text:p>
          </table:table-cell>
          <table:table-cell table:style-name="ce24" table:formula="of:=[.Z4]" office:value-type="float" office:value="20" calcext:value-type="float">
            <text:p>20</text:p>
          </table:table-cell>
          <table:table-cell table:style-name="ce24" table:formula="of:=[.AF4]/[.AE4]" office:value-type="float" office:value="8.16326530612245" calcext:value-type="float">
            <text:p>8,16326530612245</text:p>
          </table:table-cell>
          <table:table-cell table:style-name="ce24" table:formula="of:=[.I5]" office:value-type="float" office:value="2.45" calcext:value-type="float">
            <text:p>2,45</text:p>
          </table:table-cell>
          <table:table-cell table:style-name="ce24" table:formula="of:=[.AC4]" office:value-type="float" office:value="20" calcext:value-type="float">
            <text:p>20</text:p>
          </table:table-cell>
          <table:table-cell table:style-name="ce25" table:formula="of:=[.AK4]-[.AL4]-[.AO4]" office:value-type="currency" office:currency="EUR" office:value="5.30124223602485" calcext:value-type="currency">
            <text:p>5,30 €</text:p>
          </table:table-cell>
          <table:table-cell table:formula="of:=[.AG4]/[.AI4]" office:value-type="float" office:value="0.530124223602485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table:formula="of:=[.I4]" office:value-type="float" office:value="2.35" calcext:value-type="float">
            <text:p>2,35</text:p>
          </table:table-cell>
          <table:table-cell table:formula="of:=[.AJ4]*[.AI4]-[.AI4]" office:value-type="float" office:value="13.5" calcext:value-type="float">
            <text:p>13,5</text:p>
          </table:table-cell>
          <table:table-cell table:formula="of:=[.AN4]/[.AM4]" office:value-type="float" office:value="3.91304347826087" calcext:value-type="float">
            <text:p>3,91304347826087</text:p>
          </table:table-cell>
          <table:table-cell table:formula="of:=[.E5]" office:value-type="float" office:value="3.45" calcext:value-type="float">
            <text:p>3,45</text:p>
          </table:table-cell>
          <table:table-cell table:formula="of:=[.AK4]" office:value-type="float" office:value="13.5" calcext:value-type="float">
            <text:p>13,5</text:p>
          </table:table-cell>
          <table:table-cell table:formula="of:=[.AQ4]/[.AP4]" office:value-type="float" office:value="4.28571428571429" calcext:value-type="float">
            <text:p>4,28571428571429</text:p>
          </table:table-cell>
          <table:table-cell table:formula="of:=[.G5]" office:value-type="float" office:value="3.15" calcext:value-type="float">
            <text:p>3,15</text:p>
          </table:table-cell>
          <table:table-cell table:formula="of:=[.AN4]" office:value-type="float" office:value="13.5" calcext:value-type="float">
            <text:p>13,5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3H30M00S" calcext:value-type="time">
            <text:p>13:3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Cardiff City</text:p>
          </table:table-cell>
          <table:table-cell office:value-type="float" office:value="3.45" calcext:value-type="float">
            <text:p>3,45</text:p>
          </table:table-cell>
          <table:table-cell/>
          <table:table-cell office:value-type="float" office:value="3.15" calcext:value-type="float">
            <text:p>3,15</text:p>
          </table:table-cell>
          <table:table-cell office:value-type="string" calcext:value-type="string">
            <text:p>Newcastle United</text:p>
          </table:table-cell>
          <table:table-cell office:value-type="float" office:value="2.45" calcext:value-type="float">
            <text:p>2,45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Tottenham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Empate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Fulham</text:p>
          </table:table-cell>
          <table:table-cell office:value-type="float" office:value="12" calcext:value-type="float">
            <text:p>12</text:p>
          </table:table-cell>
          <table:table-cell table:style-name="ce13" table:formula="of:=MAX([.K6];[.V6];[.AG6])" office:value-type="currency" office:currency="EUR" office:value="7.07405251386379" calcext:value-type="currency">
            <text:p>7,07 €</text:p>
          </table:table-cell>
          <table:table-cell table:style-name="ce18" table:formula="of:=[.O6]-[.P6]-[.S6]" office:value-type="currency" office:currency="EUR" office:value="1.67754330708661" calcext:value-type="currency">
            <text:p>1,68 €</text:p>
          </table:table-cell>
          <table:table-cell table:style-name="ce20" table:formula="of:=[.K6]/10" office:value-type="float" office:value="0.167754330708661" calcext:value-type="float">
            <text:p>0,1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6]" office:value-type="float" office:value="1.22" calcext:value-type="float">
            <text:p>1,22</text:p>
          </table:table-cell>
          <table:table-cell table:style-name="ce23" table:formula="of:=[.N6]*[.M6]-[.M6]" office:value-type="float" office:value="2.2" calcext:value-type="float">
            <text:p>2,2</text:p>
          </table:table-cell>
          <table:table-cell table:style-name="ce23" table:formula="of:=[.R6]/[.Q6]" office:value-type="float" office:value="0.346456692913386" calcext:value-type="float">
            <text:p>0,346456692913386</text:p>
          </table:table-cell>
          <table:table-cell table:style-name="ce23" table:formula="of:=[.G7]" office:value-type="float" office:value="6.35" calcext:value-type="float">
            <text:p>6,35</text:p>
          </table:table-cell>
          <table:table-cell table:style-name="ce23" table:formula="of:=[.O6]" office:value-type="float" office:value="2.2" calcext:value-type="float">
            <text:p>2,2</text:p>
          </table:table-cell>
          <table:table-cell table:style-name="ce23" table:formula="of:=[.U6]/[.T6]" office:value-type="float" office:value="0.176" calcext:value-type="float">
            <text:p>0,176</text:p>
          </table:table-cell>
          <table:table-cell table:style-name="ce23" table:formula="of:=[.I7]" office:value-type="float" office:value="12.5" calcext:value-type="float">
            <text:p>12,5</text:p>
          </table:table-cell>
          <table:table-cell table:style-name="ce23" table:formula="of:=[.R6]" office:value-type="float" office:value="2.2" calcext:value-type="float">
            <text:p>2,2</text:p>
          </table:table-cell>
          <table:table-cell table:style-name="ce18" table:formula="of:=[.Z6]-[.AA6]-[.AD6]" office:value-type="currency" office:currency="EUR" office:value="6.73501945525292" calcext:value-type="currency">
            <text:p>6,74 €</text:p>
          </table:table-cell>
          <table:table-cell table:style-name="ce20" table:formula="of:=[.V6]/[.X6]" office:value-type="float" office:value="0.673501945525292" calcext:value-type="float">
            <text:p>0,67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6]" office:value-type="float" office:value="5.75" calcext:value-type="float">
            <text:p>5,75</text:p>
          </table:table-cell>
          <table:table-cell table:style-name="ce24" table:formula="of:=[.Y6]*[.X6]-[.X6]" office:value-type="float" office:value="47.5" calcext:value-type="float">
            <text:p>47,5</text:p>
          </table:table-cell>
          <table:table-cell table:style-name="ce24" table:formula="of:=[.AC6]/[.AB6]" office:value-type="float" office:value="36.9649805447471" calcext:value-type="float">
            <text:p>36,9649805447471</text:p>
          </table:table-cell>
          <table:table-cell table:style-name="ce24" table:formula="of:=[.E7]" office:value-type="float" office:value="1.285" calcext:value-type="float">
            <text:p>1,285</text:p>
          </table:table-cell>
          <table:table-cell table:style-name="ce24" table:formula="of:=[.Z6]" office:value-type="float" office:value="47.5" calcext:value-type="float">
            <text:p>47,5</text:p>
          </table:table-cell>
          <table:table-cell table:style-name="ce24" table:formula="of:=[.AF6]/[.AE6]" office:value-type="float" office:value="3.8" calcext:value-type="float">
            <text:p>3,8</text:p>
          </table:table-cell>
          <table:table-cell table:style-name="ce24" table:formula="of:=[.I7]" office:value-type="float" office:value="12.5" calcext:value-type="float">
            <text:p>12,5</text:p>
          </table:table-cell>
          <table:table-cell table:style-name="ce24" table:formula="of:=[.AC6]" office:value-type="float" office:value="47.5" calcext:value-type="float">
            <text:p>47,5</text:p>
          </table:table-cell>
          <table:table-cell table:style-name="ce25" table:formula="of:=[.AK6]-[.AL6]-[.AO6]" office:value-type="currency" office:currency="EUR" office:value="7.07405251386379" calcext:value-type="currency">
            <text:p>7,07 €</text:p>
          </table:table-cell>
          <table:table-cell table:formula="of:=[.AG6]/[.AI6]" office:value-type="float" office:value="0.707405251386379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12" calcext:value-type="float">
            <text:p>12</text:p>
          </table:table-cell>
          <table:table-cell table:formula="of:=[.AJ6]*[.AI6]-[.AI6]" office:value-type="float" office:value="110" calcext:value-type="float">
            <text:p>110</text:p>
          </table:table-cell>
          <table:table-cell table:formula="of:=[.AN6]/[.AM6]" office:value-type="float" office:value="85.6031128404669" calcext:value-type="float">
            <text:p>85,6031128404669</text:p>
          </table:table-cell>
          <table:table-cell table:formula="of:=[.E7]" office:value-type="float" office:value="1.285" calcext:value-type="float">
            <text:p>1,285</text:p>
          </table:table-cell>
          <table:table-cell table:formula="of:=[.AK6]" office:value-type="float" office:value="110" calcext:value-type="float">
            <text:p>110</text:p>
          </table:table-cell>
          <table:table-cell table:formula="of:=[.AQ6]/[.AP6]" office:value-type="float" office:value="17.3228346456693" calcext:value-type="float">
            <text:p>17,3228346456693</text:p>
          </table:table-cell>
          <table:table-cell table:formula="of:=[.G7]" office:value-type="float" office:value="6.35" calcext:value-type="float">
            <text:p>6,35</text:p>
          </table:table-cell>
          <table:table-cell table:formula="of:=[.AN6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Tottenham Hotspur</text:p>
          </table:table-cell>
          <table:table-cell office:value-type="float" office:value="1.285" calcext:value-type="float">
            <text:p>1,285</text:p>
          </table:table-cell>
          <table:table-cell/>
          <table:table-cell office:value-type="float" office:value="6.35" calcext:value-type="float">
            <text:p>6,35</text:p>
          </table:table-cell>
          <table:table-cell office:value-type="string" calcext:value-type="string">
            <text:p>Fulham</text:p>
          </table:table-cell>
          <table:table-cell office:value-type="float" office:value="12.5" calcext:value-type="float">
            <text:p>12,5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Leicester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mpate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Wolves</text:p>
          </table:table-cell>
          <table:table-cell office:value-type="float" office:value="3.4" calcext:value-type="float">
            <text:p>3,4</text:p>
          </table:table-cell>
          <table:table-cell table:style-name="ce13" table:formula="of:=MAX([.K8];[.V8];[.AG8])" office:value-type="currency" office:currency="EUR" office:value="6.243961352657" calcext:value-type="currency">
            <text:p>6,24 €</text:p>
          </table:table-cell>
          <table:table-cell table:style-name="ce18" table:formula="of:=[.O8]-[.P8]-[.S8]" office:value-type="currency" office:currency="EUR" office:value="5.14631606352512" calcext:value-type="currency">
            <text:p>5,15 €</text:p>
          </table:table-cell>
          <table:table-cell table:style-name="ce20" table:formula="of:=[.K8]/10" office:value-type="float" office:value="0.514631606352512" calcext:value-type="float">
            <text:p>0,5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8]" office:value-type="float" office:value="2.2" calcext:value-type="float">
            <text:p>2,2</text:p>
          </table:table-cell>
          <table:table-cell table:style-name="ce23" table:formula="of:=[.N8]*[.M8]-[.M8]" office:value-type="float" office:value="12" calcext:value-type="float">
            <text:p>12</text:p>
          </table:table-cell>
          <table:table-cell table:style-name="ce23" table:formula="of:=[.R8]/[.Q8]" office:value-type="float" office:value="3.59281437125749" calcext:value-type="float">
            <text:p>3,59281437125749</text:p>
          </table:table-cell>
          <table:table-cell table:style-name="ce23" table:formula="of:=[.G9]" office:value-type="float" office:value="3.34" calcext:value-type="float">
            <text:p>3,34</text:p>
          </table:table-cell>
          <table:table-cell table:style-name="ce23" table:formula="of:=[.O8]" office:value-type="float" office:value="12" calcext:value-type="float">
            <text:p>12</text:p>
          </table:table-cell>
          <table:table-cell table:style-name="ce23" table:formula="of:=[.U8]/[.T8]" office:value-type="float" office:value="3.26086956521739" calcext:value-type="float">
            <text:p>3,26086956521739</text:p>
          </table:table-cell>
          <table:table-cell table:style-name="ce23" table:formula="of:=[.I9]" office:value-type="float" office:value="3.68" calcext:value-type="float">
            <text:p>3,68</text:p>
          </table:table-cell>
          <table:table-cell table:style-name="ce23" table:formula="of:=[.R8]" office:value-type="float" office:value="12" calcext:value-type="float">
            <text:p>12</text:p>
          </table:table-cell>
          <table:table-cell table:style-name="ce18" table:formula="of:=[.Z8]-[.AA8]-[.AD8]" office:value-type="currency" office:currency="EUR" office:value="6.243961352657" calcext:value-type="currency">
            <text:p>6,24 €</text:p>
          </table:table-cell>
          <table:table-cell table:style-name="ce20" table:formula="of:=[.V8]/[.X8]" office:value-type="float" office:value="0.6243961352657" calcext:value-type="float">
            <text:p>0,62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8]" office:value-type="float" office:value="3.2" calcext:value-type="float">
            <text:p>3,2</text:p>
          </table:table-cell>
          <table:table-cell table:style-name="ce24" table:formula="of:=[.Y8]*[.X8]-[.X8]" office:value-type="float" office:value="22" calcext:value-type="float">
            <text:p>22</text:p>
          </table:table-cell>
          <table:table-cell table:style-name="ce24" table:formula="of:=[.AC8]/[.AB8]" office:value-type="float" office:value="9.77777777777778" calcext:value-type="float">
            <text:p>9,77777777777778</text:p>
          </table:table-cell>
          <table:table-cell table:style-name="ce24" table:formula="of:=[.E9]" office:value-type="float" office:value="2.25" calcext:value-type="float">
            <text:p>2,25</text:p>
          </table:table-cell>
          <table:table-cell table:style-name="ce24" table:formula="of:=[.Z8]" office:value-type="float" office:value="22" calcext:value-type="float">
            <text:p>22</text:p>
          </table:table-cell>
          <table:table-cell table:style-name="ce24" table:formula="of:=[.AF8]/[.AE8]" office:value-type="float" office:value="5.97826086956522" calcext:value-type="float">
            <text:p>5,97826086956522</text:p>
          </table:table-cell>
          <table:table-cell table:style-name="ce24" table:formula="of:=[.I9]" office:value-type="float" office:value="3.68" calcext:value-type="float">
            <text:p>3,68</text:p>
          </table:table-cell>
          <table:table-cell table:style-name="ce24" table:formula="of:=[.AC8]" office:value-type="float" office:value="22" calcext:value-type="float">
            <text:p>22</text:p>
          </table:table-cell>
          <table:table-cell table:style-name="ce25" table:formula="of:=[.AK8]-[.AL8]-[.AO8]" office:value-type="currency" office:currency="EUR" office:value="6.14770459081836" calcext:value-type="currency">
            <text:p>6,15 €</text:p>
          </table:table-cell>
          <table:table-cell table:formula="of:=[.AG8]/[.AI8]" office:value-type="float" office:value="0.614770459081836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table:formula="of:=[.I8]" office:value-type="float" office:value="3.4" calcext:value-type="float">
            <text:p>3,4</text:p>
          </table:table-cell>
          <table:table-cell table:formula="of:=[.AJ8]*[.AI8]-[.AI8]" office:value-type="float" office:value="24" calcext:value-type="float">
            <text:p>24</text:p>
          </table:table-cell>
          <table:table-cell table:formula="of:=[.AN8]/[.AM8]" office:value-type="float" office:value="10.6666666666667" calcext:value-type="float">
            <text:p>10,6666666666667</text:p>
          </table:table-cell>
          <table:table-cell table:formula="of:=[.E9]" office:value-type="float" office:value="2.25" calcext:value-type="float">
            <text:p>2,25</text:p>
          </table:table-cell>
          <table:table-cell table:formula="of:=[.AK8]" office:value-type="float" office:value="24" calcext:value-type="float">
            <text:p>24</text:p>
          </table:table-cell>
          <table:table-cell table:formula="of:=[.AQ8]/[.AP8]" office:value-type="float" office:value="7.18562874251497" calcext:value-type="float">
            <text:p>7,18562874251497</text:p>
          </table:table-cell>
          <table:table-cell table:formula="of:=[.G9]" office:value-type="float" office:value="3.34" calcext:value-type="float">
            <text:p>3,34</text:p>
          </table:table-cell>
          <table:table-cell table:formula="of:=[.AN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Leicester City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string" calcext:value-type="string">
            <text:p>Wolverhampton Wanderers</text:p>
          </table:table-cell>
          <table:table-cell office:value-type="float" office:value="3.68" calcext:value-type="float">
            <text:p>3,68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West Ham United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mpat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Bournemouth</text:p>
          </table:table-cell>
          <table:table-cell office:value-type="float" office:value="3.3" calcext:value-type="float">
            <text:p>3,3</text:p>
          </table:table-cell>
          <table:table-cell table:style-name="ce13" table:formula="of:=MAX([.K10];[.V10];[.AG10])" office:value-type="currency" office:currency="EUR" office:value="6.53481822836661" calcext:value-type="currency">
            <text:p>6,53 €</text:p>
          </table:table-cell>
          <table:table-cell table:style-name="ce18" table:formula="of:=[.O10]-[.P10]-[.S10]" office:value-type="currency" office:currency="EUR" office:value="4.90577041129527" calcext:value-type="currency">
            <text:p>4,91 €</text:p>
          </table:table-cell>
          <table:table-cell table:style-name="ce20" table:formula="of:=[.K10]/10" office:value-type="float" office:value="0.490577041129527" calcext:value-type="float">
            <text:p>0,49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0]" office:value-type="float" office:value="2.1" calcext:value-type="float">
            <text:p>2,1</text:p>
          </table:table-cell>
          <table:table-cell table:style-name="ce23" table:formula="of:=[.N10]*[.M10]-[.M10]" office:value-type="float" office:value="11" calcext:value-type="float">
            <text:p>11</text:p>
          </table:table-cell>
          <table:table-cell table:style-name="ce23" table:formula="of:=[.R10]/[.Q10]" office:value-type="float" office:value="3.03867403314917" calcext:value-type="float">
            <text:p>3,03867403314917</text:p>
          </table:table-cell>
          <table:table-cell table:style-name="ce23" table:formula="of:=[.G11]" office:value-type="float" office:value="3.62" calcext:value-type="float">
            <text:p>3,62</text:p>
          </table:table-cell>
          <table:table-cell table:style-name="ce23" table:formula="of:=[.O10]" office:value-type="float" office:value="11" calcext:value-type="float">
            <text:p>11</text:p>
          </table:table-cell>
          <table:table-cell table:style-name="ce23" table:formula="of:=[.U10]/[.T10]" office:value-type="float" office:value="3.05555555555556" calcext:value-type="float">
            <text:p>3,05555555555556</text:p>
          </table:table-cell>
          <table:table-cell table:style-name="ce23" table:formula="of:=[.I11]" office:value-type="float" office:value="3.6" calcext:value-type="float">
            <text:p>3,6</text:p>
          </table:table-cell>
          <table:table-cell table:style-name="ce23" table:formula="of:=[.R10]" office:value-type="float" office:value="11" calcext:value-type="float">
            <text:p>11</text:p>
          </table:table-cell>
          <table:table-cell table:style-name="ce18" table:formula="of:=[.Z10]-[.AA10]-[.AD10]" office:value-type="currency" office:currency="EUR" office:value="6.53481822836661" calcext:value-type="currency">
            <text:p>6,53 €</text:p>
          </table:table-cell>
          <table:table-cell table:style-name="ce20" table:formula="of:=[.V10]/[.X10]" office:value-type="float" office:value="0.653481822836661" calcext:value-type="float">
            <text:p>0,6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0]" office:value-type="float" office:value="3.5" calcext:value-type="float">
            <text:p>3,5</text:p>
          </table:table-cell>
          <table:table-cell table:style-name="ce24" table:formula="of:=[.Y10]*[.X10]-[.X10]" office:value-type="float" office:value="25" calcext:value-type="float">
            <text:p>25</text:p>
          </table:table-cell>
          <table:table-cell table:style-name="ce24" table:formula="of:=[.AC10]/[.AB10]" office:value-type="float" office:value="11.5207373271889" calcext:value-type="float">
            <text:p>11,5207373271889</text:p>
          </table:table-cell>
          <table:table-cell table:style-name="ce24" table:formula="of:=[.E11]" office:value-type="float" office:value="2.17" calcext:value-type="float">
            <text:p>2,17</text:p>
          </table:table-cell>
          <table:table-cell table:style-name="ce24" table:formula="of:=[.Z10]" office:value-type="float" office:value="25" calcext:value-type="float">
            <text:p>25</text:p>
          </table:table-cell>
          <table:table-cell table:style-name="ce24" table:formula="of:=[.AF10]/[.AE10]" office:value-type="float" office:value="6.94444444444444" calcext:value-type="float">
            <text:p>6,94444444444444</text:p>
          </table:table-cell>
          <table:table-cell table:style-name="ce24" table:formula="of:=[.I11]" office:value-type="float" office:value="3.6" calcext:value-type="float">
            <text:p>3,6</text:p>
          </table:table-cell>
          <table:table-cell table:style-name="ce24" table:formula="of:=[.AC10]" office:value-type="float" office:value="25" calcext:value-type="float">
            <text:p>25</text:p>
          </table:table-cell>
          <table:table-cell table:style-name="ce25" table:formula="of:=[.AK10]-[.AL10]-[.AO10]" office:value-type="currency" office:currency="EUR" office:value="6.04733049876518" calcext:value-type="currency">
            <text:p>6,05 €</text:p>
          </table:table-cell>
          <table:table-cell table:formula="of:=[.AG10]/[.AI10]" office:value-type="float" office:value="0.604733049876518" calcext:value-type="float">
            <text:p>0,60</text:p>
          </table:table-cell>
          <table:table-cell office:value-type="float" office:value="10" calcext:value-type="float">
            <text:p>10</text:p>
          </table:table-cell>
          <table:table-cell table:formula="of:=[.I10]" office:value-type="float" office:value="3.3" calcext:value-type="float">
            <text:p>3,3</text:p>
          </table:table-cell>
          <table:table-cell table:formula="of:=[.AJ10]*[.AI10]-[.AI10]" office:value-type="float" office:value="23" calcext:value-type="float">
            <text:p>23</text:p>
          </table:table-cell>
          <table:table-cell table:formula="of:=[.AN10]/[.AM10]" office:value-type="float" office:value="10.5990783410138" calcext:value-type="float">
            <text:p>10,5990783410138</text:p>
          </table:table-cell>
          <table:table-cell table:formula="of:=[.E11]" office:value-type="float" office:value="2.17" calcext:value-type="float">
            <text:p>2,17</text:p>
          </table:table-cell>
          <table:table-cell table:formula="of:=[.AK10]" office:value-type="float" office:value="23" calcext:value-type="float">
            <text:p>23</text:p>
          </table:table-cell>
          <table:table-cell table:formula="of:=[.AQ10]/[.AP10]" office:value-type="float" office:value="6.35359116022099" calcext:value-type="float">
            <text:p>6,35359116022099</text:p>
          </table:table-cell>
          <table:table-cell table:formula="of:=[.G11]" office:value-type="float" office:value="3.62" calcext:value-type="float">
            <text:p>3,62</text:p>
          </table:table-cell>
          <table:table-cell table:formula="of:=[.AN1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West Ham United</text:p>
          </table:table-cell>
          <table:table-cell office:value-type="float" office:value="2.17" calcext:value-type="float">
            <text:p>2,17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string" calcext:value-type="string">
            <text:p>Bournemouth</text:p>
          </table:table-cell>
          <table:table-cell office:value-type="float" office:value="3.6" calcext:value-type="float">
            <text:p>3,6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Everton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Empat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Southampton</text:p>
          </table:table-cell>
          <table:table-cell office:value-type="float" office:value="4.5" calcext:value-type="float">
            <text:p>4,5</text:p>
          </table:table-cell>
          <table:table-cell table:style-name="ce13" table:formula="of:=MAX([.K12];[.V12];[.AG12])" office:value-type="currency" office:currency="EUR" office:value="6.53829966329966" calcext:value-type="currency">
            <text:p>6,54 €</text:p>
          </table:table-cell>
          <table:table-cell table:style-name="ce18" table:formula="of:=[.O12]-[.P12]-[.S12]" office:value-type="currency" office:currency="EUR" office:value="4.26527777777778" calcext:value-type="currency">
            <text:p>4,27 €</text:p>
          </table:table-cell>
          <table:table-cell table:style-name="ce20" table:formula="of:=[.K12]/10" office:value-type="float" office:value="0.426527777777778" calcext:value-type="float">
            <text:p>0,4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2]" office:value-type="float" office:value="1.83" calcext:value-type="float">
            <text:p>1,83</text:p>
          </table:table-cell>
          <table:table-cell table:style-name="ce23" table:formula="of:=[.N12]*[.M12]-[.M12]" office:value-type="float" office:value="8.3" calcext:value-type="float">
            <text:p>8,3</text:p>
          </table:table-cell>
          <table:table-cell table:style-name="ce23" table:formula="of:=[.R12]/[.Q12]" office:value-type="float" office:value="2.35795454545455" calcext:value-type="float">
            <text:p>2,35795454545455</text:p>
          </table:table-cell>
          <table:table-cell table:style-name="ce23" table:formula="of:=[.G13]" office:value-type="float" office:value="3.52" calcext:value-type="float">
            <text:p>3,52</text:p>
          </table:table-cell>
          <table:table-cell table:style-name="ce23" table:formula="of:=[.O12]" office:value-type="float" office:value="8.3" calcext:value-type="float">
            <text:p>8,3</text:p>
          </table:table-cell>
          <table:table-cell table:style-name="ce23" table:formula="of:=[.U12]/[.T12]" office:value-type="float" office:value="1.67676767676768" calcext:value-type="float">
            <text:p>1,67676767676768</text:p>
          </table:table-cell>
          <table:table-cell table:style-name="ce23" table:formula="of:=[.I13]" office:value-type="float" office:value="4.95" calcext:value-type="float">
            <text:p>4,95</text:p>
          </table:table-cell>
          <table:table-cell table:style-name="ce23" table:formula="of:=[.R12]" office:value-type="float" office:value="8.3" calcext:value-type="float">
            <text:p>8,3</text:p>
          </table:table-cell>
          <table:table-cell table:style-name="ce18" table:formula="of:=[.Z12]-[.AA12]-[.AD12]" office:value-type="currency" office:currency="EUR" office:value="6.45310245310245" calcext:value-type="currency">
            <text:p>6,45 €</text:p>
          </table:table-cell>
          <table:table-cell table:style-name="ce20" table:formula="of:=[.V12]/[.X12]" office:value-type="float" office:value="0.645310245310245" calcext:value-type="float">
            <text:p>0,6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2]" office:value-type="float" office:value="3.4" calcext:value-type="float">
            <text:p>3,4</text:p>
          </table:table-cell>
          <table:table-cell table:style-name="ce24" table:formula="of:=[.Y12]*[.X12]-[.X12]" office:value-type="float" office:value="24" calcext:value-type="float">
            <text:p>24</text:p>
          </table:table-cell>
          <table:table-cell table:style-name="ce24" table:formula="of:=[.AC12]/[.AB12]" office:value-type="float" office:value="12.6984126984127" calcext:value-type="float">
            <text:p>12,6984126984127</text:p>
          </table:table-cell>
          <table:table-cell table:style-name="ce24" table:formula="of:=[.E13]" office:value-type="float" office:value="1.89" calcext:value-type="float">
            <text:p>1,89</text:p>
          </table:table-cell>
          <table:table-cell table:style-name="ce24" table:formula="of:=[.Z12]" office:value-type="float" office:value="24" calcext:value-type="float">
            <text:p>24</text:p>
          </table:table-cell>
          <table:table-cell table:style-name="ce24" table:formula="of:=[.AF12]/[.AE12]" office:value-type="float" office:value="4.84848484848485" calcext:value-type="float">
            <text:p>4,84848484848485</text:p>
          </table:table-cell>
          <table:table-cell table:style-name="ce24" table:formula="of:=[.I13]" office:value-type="float" office:value="4.95" calcext:value-type="float">
            <text:p>4,95</text:p>
          </table:table-cell>
          <table:table-cell table:style-name="ce24" table:formula="of:=[.AC12]" office:value-type="float" office:value="24" calcext:value-type="float">
            <text:p>24</text:p>
          </table:table-cell>
          <table:table-cell table:style-name="ce25" table:formula="of:=[.AK12]-[.AL12]-[.AO12]" office:value-type="currency" office:currency="EUR" office:value="6.53829966329966" calcext:value-type="currency">
            <text:p>6,54 €</text:p>
          </table:table-cell>
          <table:table-cell table:formula="of:=[.AG12]/[.AI12]" office:value-type="float" office:value="0.653829966329966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table:formula="of:=[.I12]" office:value-type="float" office:value="4.5" calcext:value-type="float">
            <text:p>4,5</text:p>
          </table:table-cell>
          <table:table-cell table:formula="of:=[.AJ12]*[.AI12]-[.AI12]" office:value-type="float" office:value="35" calcext:value-type="float">
            <text:p>35</text:p>
          </table:table-cell>
          <table:table-cell table:formula="of:=[.AN12]/[.AM12]" office:value-type="float" office:value="18.5185185185185" calcext:value-type="float">
            <text:p>18,5185185185185</text:p>
          </table:table-cell>
          <table:table-cell table:formula="of:=[.E13]" office:value-type="float" office:value="1.89" calcext:value-type="float">
            <text:p>1,89</text:p>
          </table:table-cell>
          <table:table-cell table:formula="of:=[.AK12]" office:value-type="float" office:value="35" calcext:value-type="float">
            <text:p>35</text:p>
          </table:table-cell>
          <table:table-cell table:formula="of:=[.AQ12]/[.AP12]" office:value-type="float" office:value="9.94318181818182" calcext:value-type="float">
            <text:p>9,94318181818182</text:p>
          </table:table-cell>
          <table:table-cell table:formula="of:=[.G13]" office:value-type="float" office:value="3.52" calcext:value-type="float">
            <text:p>3,52</text:p>
          </table:table-cell>
          <table:table-cell table:formula="of:=[.AN12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Everton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float" office:value="3.52" calcext:value-type="float">
            <text:p>3,52</text:p>
          </table:table-cell>
          <table:table-cell office:value-type="string" calcext:value-type="string">
            <text:p>Southampton</text:p>
          </table:table-cell>
          <table:table-cell office:value-type="float" office:value="4.95" calcext:value-type="float">
            <text:p>4,95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8H30M00S" calcext:value-type="time">
            <text:p>18:3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Chelsea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mpate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Arsenal</text:p>
          </table:table-cell>
          <table:table-cell office:value-type="float" office:value="4" calcext:value-type="float">
            <text:p>4</text:p>
          </table:table-cell>
          <table:table-cell table:style-name="ce13" table:formula="of:=MAX([.K14];[.V14];[.AG14])" office:value-type="currency" office:currency="EUR" office:value="6.31749695041591" calcext:value-type="currency">
            <text:p>6,32 €</text:p>
          </table:table-cell>
          <table:table-cell table:style-name="ce18" table:formula="of:=[.O14]-[.P14]-[.S14]" office:value-type="currency" office:currency="EUR" office:value="4.25102767881611" calcext:value-type="currency">
            <text:p>4,25 €</text:p>
          </table:table-cell>
          <table:table-cell table:style-name="ce20" table:formula="of:=[.K14]/10" office:value-type="float" office:value="0.425102767881611" calcext:value-type="float">
            <text:p>0,4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4]" office:value-type="float" office:value="1.8" calcext:value-type="float">
            <text:p>1,8</text:p>
          </table:table-cell>
          <table:table-cell table:style-name="ce23" table:formula="of:=[.N14]*[.M14]-[.M14]" office:value-type="float" office:value="8" calcext:value-type="float">
            <text:p>8</text:p>
          </table:table-cell>
          <table:table-cell table:style-name="ce23" table:formula="of:=[.R14]/[.Q14]" office:value-type="float" office:value="1.95121951219512" calcext:value-type="float">
            <text:p>1,95121951219512</text:p>
          </table:table-cell>
          <table:table-cell table:style-name="ce23" table:formula="of:=[.G15]" office:value-type="float" office:value="4.1" calcext:value-type="float">
            <text:p>4,1</text:p>
          </table:table-cell>
          <table:table-cell table:style-name="ce23" table:formula="of:=[.O14]" office:value-type="float" office:value="8" calcext:value-type="float">
            <text:p>8</text:p>
          </table:table-cell>
          <table:table-cell table:style-name="ce23" table:formula="of:=[.U14]/[.T14]" office:value-type="float" office:value="1.79775280898876" calcext:value-type="float">
            <text:p>1,79775280898876</text:p>
          </table:table-cell>
          <table:table-cell table:style-name="ce23" table:formula="of:=[.I15]" office:value-type="float" office:value="4.45" calcext:value-type="float">
            <text:p>4,45</text:p>
          </table:table-cell>
          <table:table-cell table:style-name="ce23" table:formula="of:=[.R14]" office:value-type="float" office:value="8" calcext:value-type="float">
            <text:p>8</text:p>
          </table:table-cell>
          <table:table-cell table:style-name="ce18" table:formula="of:=[.Z14]-[.AA14]-[.AD14]" office:value-type="currency" office:currency="EUR" office:value="6.31749695041591" calcext:value-type="currency">
            <text:p>6,32 €</text:p>
          </table:table-cell>
          <table:table-cell table:style-name="ce20" table:formula="of:=[.V14]/[.X14]" office:value-type="float" office:value="0.631749695041591" calcext:value-type="float">
            <text:p>0,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4]" office:value-type="float" office:value="3.75" calcext:value-type="float">
            <text:p>3,75</text:p>
          </table:table-cell>
          <table:table-cell table:style-name="ce24" table:formula="of:=[.Y14]*[.X14]-[.X14]" office:value-type="float" office:value="27.5" calcext:value-type="float">
            <text:p>27,5</text:p>
          </table:table-cell>
          <table:table-cell table:style-name="ce24" table:formula="of:=[.AC14]/[.AB14]" office:value-type="float" office:value="15.0027277686852" calcext:value-type="float">
            <text:p>15,0027277686852</text:p>
          </table:table-cell>
          <table:table-cell table:style-name="ce24" table:formula="of:=[.E15]" office:value-type="float" office:value="1.833" calcext:value-type="float">
            <text:p>1,833</text:p>
          </table:table-cell>
          <table:table-cell table:style-name="ce24" table:formula="of:=[.Z14]" office:value-type="float" office:value="27.5" calcext:value-type="float">
            <text:p>27,5</text:p>
          </table:table-cell>
          <table:table-cell table:style-name="ce24" table:formula="of:=[.AF14]/[.AE14]" office:value-type="float" office:value="6.17977528089888" calcext:value-type="float">
            <text:p>6,17977528089888</text:p>
          </table:table-cell>
          <table:table-cell table:style-name="ce24" table:formula="of:=[.I15]" office:value-type="float" office:value="4.45" calcext:value-type="float">
            <text:p>4,45</text:p>
          </table:table-cell>
          <table:table-cell table:style-name="ce24" table:formula="of:=[.AC14]" office:value-type="float" office:value="27.5" calcext:value-type="float">
            <text:p>27,5</text:p>
          </table:table-cell>
          <table:table-cell table:style-name="ce25" table:formula="of:=[.AK14]-[.AL14]-[.AO14]" office:value-type="currency" office:currency="EUR" office:value="6.31631471797533" calcext:value-type="currency">
            <text:p>6,32 €</text:p>
          </table:table-cell>
          <table:table-cell table:formula="of:=[.AG14]/[.AI14]" office:value-type="float" office:value="0.63163147179753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table:formula="of:=[.I14]" office:value-type="float" office:value="4" calcext:value-type="float">
            <text:p>4</text:p>
          </table:table-cell>
          <table:table-cell table:formula="of:=[.AJ14]*[.AI14]-[.AI14]" office:value-type="float" office:value="30" calcext:value-type="float">
            <text:p>30</text:p>
          </table:table-cell>
          <table:table-cell table:formula="of:=[.AN14]/[.AM14]" office:value-type="float" office:value="16.366612111293" calcext:value-type="float">
            <text:p>16,366612111293</text:p>
          </table:table-cell>
          <table:table-cell table:formula="of:=[.E15]" office:value-type="float" office:value="1.833" calcext:value-type="float">
            <text:p>1,833</text:p>
          </table:table-cell>
          <table:table-cell table:formula="of:=[.AK14]" office:value-type="float" office:value="30" calcext:value-type="float">
            <text:p>30</text:p>
          </table:table-cell>
          <table:table-cell table:formula="of:=[.AQ14]/[.AP14]" office:value-type="float" office:value="7.31707317073171" calcext:value-type="float">
            <text:p>7,31707317073171</text:p>
          </table:table-cell>
          <table:table-cell table:formula="of:=[.G15]" office:value-type="float" office:value="4.1" calcext:value-type="float">
            <text:p>4,1</text:p>
          </table:table-cell>
          <table:table-cell table:formula="of:=[.AN1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8H30M00S" calcext:value-type="time">
            <text:p>18:30:00</text:p>
          </table:table-cell>
          <table:table-cell table:style-name="ce16" office:value-type="date" office:date-value="2018-08-18" calcext:value-type="date">
            <text:p>18/08/18</text:p>
          </table:table-cell>
          <table:table-cell office:value-type="string" calcext:value-type="string">
            <text:p>Chelsea</text:p>
          </table:table-cell>
          <table:table-cell office:value-type="float" office:value="1.833" calcext:value-type="float">
            <text:p>1,833</text:p>
          </table:table-cell>
          <table:table-cell/>
          <table:table-cell office:value-type="float" office:value="4.1" calcext:value-type="float">
            <text:p>4,1</text:p>
          </table:table-cell>
          <table:table-cell office:value-type="string" calcext:value-type="string">
            <text:p>Arsenal</text:p>
          </table:table-cell>
          <table:table-cell office:value-type="float" office:value="4.45" calcext:value-type="float">
            <text:p>4,45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4H30M00S" calcext:value-type="time">
            <text:p>14:30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Burnley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mpate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Watford</text:p>
          </table:table-cell>
          <table:table-cell office:value-type="float" office:value="3.25" calcext:value-type="float">
            <text:p>3,25</text:p>
          </table:table-cell>
          <table:table-cell table:style-name="ce13" table:formula="of:=MAX([.K16];[.V16];[.AG16])" office:value-type="currency" office:currency="EUR" office:value="6.40671936758893" calcext:value-type="currency">
            <text:p>6,41 €</text:p>
          </table:table-cell>
          <table:table-cell table:style-name="ce18" table:formula="of:=[.O16]-[.P16]-[.S16]" office:value-type="currency" office:currency="EUR" office:value="5.32838323353293" calcext:value-type="currency">
            <text:p>5,33 €</text:p>
          </table:table-cell>
          <table:table-cell table:style-name="ce20" table:formula="of:=[.K16]/10" office:value-type="float" office:value="0.532838323353293" calcext:value-type="float">
            <text:p>0,5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6]" office:value-type="float" office:value="2.4" calcext:value-type="float">
            <text:p>2,4</text:p>
          </table:table-cell>
          <table:table-cell table:style-name="ce23" table:formula="of:=[.N16]*[.M16]-[.M16]" office:value-type="float" office:value="14" calcext:value-type="float">
            <text:p>14</text:p>
          </table:table-cell>
          <table:table-cell table:style-name="ce23" table:formula="of:=[.R16]/[.Q16]" office:value-type="float" office:value="4.48" calcext:value-type="float">
            <text:p>4,48</text:p>
          </table:table-cell>
          <table:table-cell table:style-name="ce23" table:formula="of:=[.G17]" office:value-type="float" office:value="3.125" calcext:value-type="float">
            <text:p>3,125</text:p>
          </table:table-cell>
          <table:table-cell table:style-name="ce23" table:formula="of:=[.O16]" office:value-type="float" office:value="14" calcext:value-type="float">
            <text:p>14</text:p>
          </table:table-cell>
          <table:table-cell table:style-name="ce23" table:formula="of:=[.U16]/[.T16]" office:value-type="float" office:value="4.19161676646707" calcext:value-type="float">
            <text:p>4,19161676646707</text:p>
          </table:table-cell>
          <table:table-cell table:style-name="ce23" table:formula="of:=[.I17]" office:value-type="float" office:value="3.34" calcext:value-type="float">
            <text:p>3,34</text:p>
          </table:table-cell>
          <table:table-cell table:style-name="ce23" table:formula="of:=[.R16]" office:value-type="float" office:value="14" calcext:value-type="float">
            <text:p>14</text:p>
          </table:table-cell>
          <table:table-cell table:style-name="ce18" table:formula="of:=[.Z16]-[.AA16]-[.AD16]" office:value-type="currency" office:currency="EUR" office:value="5.80149582258408" calcext:value-type="currency">
            <text:p>5,80 €</text:p>
          </table:table-cell>
          <table:table-cell table:style-name="ce20" table:formula="of:=[.V16]/[.X16]" office:value-type="float" office:value="0.580149582258408" calcext:value-type="float">
            <text:p>0,5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6]" office:value-type="float" office:value="2.9" calcext:value-type="float">
            <text:p>2,9</text:p>
          </table:table-cell>
          <table:table-cell table:style-name="ce24" table:formula="of:=[.Y16]*[.X16]-[.X16]" office:value-type="float" office:value="19" calcext:value-type="float">
            <text:p>19</text:p>
          </table:table-cell>
          <table:table-cell table:style-name="ce24" table:formula="of:=[.AC16]/[.AB16]" office:value-type="float" office:value="7.5098814229249" calcext:value-type="float">
            <text:p>7,5098814229249</text:p>
          </table:table-cell>
          <table:table-cell table:style-name="ce24" table:formula="of:=[.E17]" office:value-type="float" office:value="2.53" calcext:value-type="float">
            <text:p>2,53</text:p>
          </table:table-cell>
          <table:table-cell table:style-name="ce24" table:formula="of:=[.Z16]" office:value-type="float" office:value="19" calcext:value-type="float">
            <text:p>19</text:p>
          </table:table-cell>
          <table:table-cell table:style-name="ce24" table:formula="of:=[.AF16]/[.AE16]" office:value-type="float" office:value="5.68862275449102" calcext:value-type="float">
            <text:p>5,68862275449102</text:p>
          </table:table-cell>
          <table:table-cell table:style-name="ce24" table:formula="of:=[.I17]" office:value-type="float" office:value="3.34" calcext:value-type="float">
            <text:p>3,34</text:p>
          </table:table-cell>
          <table:table-cell table:style-name="ce24" table:formula="of:=[.AC16]" office:value-type="float" office:value="19" calcext:value-type="float">
            <text:p>19</text:p>
          </table:table-cell>
          <table:table-cell table:style-name="ce25" table:formula="of:=[.AK16]-[.AL16]-[.AO16]" office:value-type="currency" office:currency="EUR" office:value="6.40671936758893" calcext:value-type="currency">
            <text:p>6,41 €</text:p>
          </table:table-cell>
          <table:table-cell table:formula="of:=[.AG16]/[.AI16]" office:value-type="float" office:value="0.640671936758893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3.25" calcext:value-type="float">
            <text:p>3,25</text:p>
          </table:table-cell>
          <table:table-cell table:formula="of:=[.AJ16]*[.AI16]-[.AI16]" office:value-type="float" office:value="22.5" calcext:value-type="float">
            <text:p>22,5</text:p>
          </table:table-cell>
          <table:table-cell table:formula="of:=[.AN16]/[.AM16]" office:value-type="float" office:value="8.89328063241107" calcext:value-type="float">
            <text:p>8,89328063241107</text:p>
          </table:table-cell>
          <table:table-cell table:formula="of:=[.E17]" office:value-type="float" office:value="2.53" calcext:value-type="float">
            <text:p>2,53</text:p>
          </table:table-cell>
          <table:table-cell table:formula="of:=[.AK16]" office:value-type="float" office:value="22.5" calcext:value-type="float">
            <text:p>22,5</text:p>
          </table:table-cell>
          <table:table-cell table:formula="of:=[.AQ16]/[.AP16]" office:value-type="float" office:value="7.2" calcext:value-type="float">
            <text:p>7,2</text:p>
          </table:table-cell>
          <table:table-cell table:formula="of:=[.G17]" office:value-type="float" office:value="3.125" calcext:value-type="float">
            <text:p>3,125</text:p>
          </table:table-cell>
          <table:table-cell table:formula="of:=[.AN16]"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4H30M00S" calcext:value-type="time">
            <text:p>14:30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Burnley</text:p>
          </table:table-cell>
          <table:table-cell office:value-type="float" office:value="2.53" calcext:value-type="float">
            <text:p>2,53</text:p>
          </table:table-cell>
          <table:table-cell/>
          <table:table-cell office:value-type="float" office:value="3.125" calcext:value-type="float">
            <text:p>3,125</text:p>
          </table:table-cell>
          <table:table-cell office:value-type="string" calcext:value-type="string">
            <text:p>Watford</text:p>
          </table:table-cell>
          <table:table-cell office:value-type="float" office:value="3.34" calcext:value-type="float">
            <text:p>3,34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4H30M00S" calcext:value-type="time">
            <text:p>14:30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Manchester City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Emp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uddersfield</text:p>
          </table:table-cell>
          <table:table-cell office:value-type="float" office:value="29" calcext:value-type="float">
            <text:p>29</text:p>
          </table:table-cell>
          <table:table-cell table:style-name="ce13" table:formula="of:=MAX([.K18];[.V18];[.AG18])" office:value-type="currency" office:currency="EUR" office:value="6.45933014354067" calcext:value-type="currency">
            <text:p>6,46 €</text:p>
          </table:table-cell>
          <table:table-cell table:style-name="ce18" table:formula="of:=[.O18]-[.P18]-[.S18]" office:value-type="currency" office:currency="EUR" office:value="0.714947368421053" calcext:value-type="currency">
            <text:p>0,71 €</text:p>
          </table:table-cell>
          <table:table-cell table:style-name="ce20" table:formula="of:=[.K18]/10" office:value-type="float" office:value="0.0714947368421053" calcext:value-type="float">
            <text:p>0,0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18]" office:value-type="float" office:value="1.08" calcext:value-type="float">
            <text:p>1,08</text:p>
          </table:table-cell>
          <table:table-cell table:style-name="ce23" table:formula="of:=[.N18]*[.M18]-[.M18]" office:value-type="float" office:value="0.800000000000001" calcext:value-type="float">
            <text:p>0,800000000000001</text:p>
          </table:table-cell>
          <table:table-cell table:style-name="ce23" table:formula="of:=[.R18]/[.Q18]" office:value-type="float" office:value="0.0640000000000001" calcext:value-type="float">
            <text:p>0,064</text:p>
          </table:table-cell>
          <table:table-cell table:style-name="ce23" table:formula="of:=[.G19]" office:value-type="float" office:value="12.5" calcext:value-type="float">
            <text:p>12,5</text:p>
          </table:table-cell>
          <table:table-cell table:style-name="ce23" table:formula="of:=[.O18]" office:value-type="float" office:value="0.800000000000001" calcext:value-type="float">
            <text:p>0,800000000000001</text:p>
          </table:table-cell>
          <table:table-cell table:style-name="ce23" table:formula="of:=[.U18]/[.T18]" office:value-type="float" office:value="0.0210526315789474" calcext:value-type="float">
            <text:p>0,021052631578947</text:p>
          </table:table-cell>
          <table:table-cell table:style-name="ce23" table:formula="of:=[.I19]" office:value-type="float" office:value="38" calcext:value-type="float">
            <text:p>38</text:p>
          </table:table-cell>
          <table:table-cell table:style-name="ce23" table:formula="of:=[.R18]" office:value-type="float" office:value="0.800000000000001" calcext:value-type="float">
            <text:p>0,800000000000001</text:p>
          </table:table-cell>
          <table:table-cell table:style-name="ce18" table:formula="of:=[.Z18]-[.AA18]-[.AD18]" office:value-type="currency" office:currency="EUR" office:value="6.45933014354067" calcext:value-type="currency">
            <text:p>6,46 €</text:p>
          </table:table-cell>
          <table:table-cell table:style-name="ce20" table:formula="of:=[.V18]/[.X18]" office:value-type="float" office:value="0.645933014354067" calcext:value-type="float">
            <text:p>0,6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18]" office:value-type="float" office:value="11" calcext:value-type="float">
            <text:p>11</text:p>
          </table:table-cell>
          <table:table-cell table:style-name="ce24" table:formula="of:=[.Y18]*[.X18]-[.X18]" office:value-type="float" office:value="100" calcext:value-type="float">
            <text:p>100</text:p>
          </table:table-cell>
          <table:table-cell table:style-name="ce24" table:formula="of:=[.AC18]/[.AB18]" office:value-type="float" office:value="90.9090909090909" calcext:value-type="float">
            <text:p>90,9090909090909</text:p>
          </table:table-cell>
          <table:table-cell table:style-name="ce24" table:formula="of:=[.E19]" office:value-type="float" office:value="1.1" calcext:value-type="float">
            <text:p>1,1</text:p>
          </table:table-cell>
          <table:table-cell table:style-name="ce24" table:formula="of:=[.Z18]" office:value-type="float" office:value="100" calcext:value-type="float">
            <text:p>100</text:p>
          </table:table-cell>
          <table:table-cell table:style-name="ce24" table:formula="of:=[.AF18]/[.AE18]" office:value-type="float" office:value="2.63157894736842" calcext:value-type="float">
            <text:p>2,63157894736842</text:p>
          </table:table-cell>
          <table:table-cell table:style-name="ce24" table:formula="of:=[.I19]" office:value-type="float" office:value="38" calcext:value-type="float">
            <text:p>38</text:p>
          </table:table-cell>
          <table:table-cell table:style-name="ce24" table:formula="of:=[.AC18]" office:value-type="float" office:value="100" calcext:value-type="float">
            <text:p>100</text:p>
          </table:table-cell>
          <table:table-cell table:style-name="ce25" table:formula="of:=[.AK18]-[.AL18]-[.AO18]" office:value-type="currency" office:currency="EUR" office:value="3.05454545454547" calcext:value-type="currency">
            <text:p>3,05 €</text:p>
          </table:table-cell>
          <table:table-cell table:formula="of:=[.AG18]/[.AI18]" office:value-type="float" office:value="0.305454545454547" calcext:value-type="float">
            <text:p>0,31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29" calcext:value-type="float">
            <text:p>29</text:p>
          </table:table-cell>
          <table:table-cell table:formula="of:=[.AJ18]*[.AI18]-[.AI18]" office:value-type="float" office:value="280" calcext:value-type="float">
            <text:p>280</text:p>
          </table:table-cell>
          <table:table-cell table:formula="of:=[.AN18]/[.AM18]" office:value-type="float" office:value="254.545454545455" calcext:value-type="float">
            <text:p>254,545454545455</text:p>
          </table:table-cell>
          <table:table-cell table:formula="of:=[.E19]" office:value-type="float" office:value="1.1" calcext:value-type="float">
            <text:p>1,1</text:p>
          </table:table-cell>
          <table:table-cell table:formula="of:=[.AK18]" office:value-type="float" office:value="280" calcext:value-type="float">
            <text:p>280</text:p>
          </table:table-cell>
          <table:table-cell table:formula="of:=[.AQ18]/[.AP18]" office:value-type="float" office:value="22.4" calcext:value-type="float">
            <text:p>22,4</text:p>
          </table:table-cell>
          <table:table-cell table:formula="of:=[.G19]" office:value-type="float" office:value="12.5" calcext:value-type="float">
            <text:p>12,5</text:p>
          </table:table-cell>
          <table:table-cell table:formula="of:=[.AN18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4H30M00S" calcext:value-type="time">
            <text:p>14:30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Manchester City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string" calcext:value-type="string">
            <text:p>Huddersfield Town</text:p>
          </table:table-cell>
          <table:table-cell office:value-type="float" office:value="38" calcext:value-type="float">
            <text:p>38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7H00M00S" calcext:value-type="time">
            <text:p>17:00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Brigh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pat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Manchester United</text:p>
          </table:table-cell>
          <table:table-cell office:value-type="float" office:value="1.75" calcext:value-type="float">
            <text:p>1,75</text:p>
          </table:table-cell>
          <table:table-cell table:style-name="ce13" table:formula="of:=MAX([.K20];[.V20];[.AG20])" office:value-type="currency" office:currency="EUR" office:value="6.84879366443612" calcext:value-type="currency">
            <text:p>6,85 €</text:p>
          </table:table-cell>
          <table:table-cell table:style-name="ce18" table:formula="of:=[.O20]-[.P20]-[.S20]" office:value-type="currency" office:currency="EUR" office:value="6.84879366443612" calcext:value-type="currency">
            <text:p>6,85 €</text:p>
          </table:table-cell>
          <table:table-cell table:style-name="ce20" table:formula="of:=[.K20]/10" office:value-type="float" office:value="0.684879366443612" calcext:value-type="float">
            <text:p>0,68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20]" office:value-type="float" office:value="5" calcext:value-type="float">
            <text:p>5</text:p>
          </table:table-cell>
          <table:table-cell table:style-name="ce23" table:formula="of:=[.N20]*[.M20]-[.M20]" office:value-type="float" office:value="40" calcext:value-type="float">
            <text:p>40</text:p>
          </table:table-cell>
          <table:table-cell table:style-name="ce23" table:formula="of:=[.R20]/[.Q20]" office:value-type="float" office:value="11.1731843575419" calcext:value-type="float">
            <text:p>11,1731843575419</text:p>
          </table:table-cell>
          <table:table-cell table:style-name="ce23" table:formula="of:=[.G21]" office:value-type="float" office:value="3.58" calcext:value-type="float">
            <text:p>3,58</text:p>
          </table:table-cell>
          <table:table-cell table:style-name="ce23" table:formula="of:=[.O20]" office:value-type="float" office:value="40" calcext:value-type="float">
            <text:p>40</text:p>
          </table:table-cell>
          <table:table-cell table:style-name="ce23" table:formula="of:=[.U20]/[.T20]" office:value-type="float" office:value="21.978021978022" calcext:value-type="float">
            <text:p>21,978021978022</text:p>
          </table:table-cell>
          <table:table-cell table:style-name="ce23" table:formula="of:=[.I21]" office:value-type="float" office:value="1.82" calcext:value-type="float">
            <text:p>1,82</text:p>
          </table:table-cell>
          <table:table-cell table:style-name="ce23" table:formula="of:=[.R20]" office:value-type="float" office:value="40" calcext:value-type="float">
            <text:p>40</text:p>
          </table:table-cell>
          <table:table-cell table:style-name="ce18" table:formula="of:=[.Z20]-[.AA20]-[.AD20]" office:value-type="currency" office:currency="EUR" office:value="6.3272055047756" calcext:value-type="currency">
            <text:p>6,33 €</text:p>
          </table:table-cell>
          <table:table-cell table:style-name="ce20" table:formula="of:=[.V20]/[.X20]" office:value-type="float" office:value="0.63272055047756" calcext:value-type="float">
            <text:p>0,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20]" office:value-type="float" office:value="3.4" calcext:value-type="float">
            <text:p>3,4</text:p>
          </table:table-cell>
          <table:table-cell table:style-name="ce24" table:formula="of:=[.Y20]*[.X20]-[.X20]" office:value-type="float" office:value="24" calcext:value-type="float">
            <text:p>24</text:p>
          </table:table-cell>
          <table:table-cell table:style-name="ce24" table:formula="of:=[.AC20]/[.AB20]" office:value-type="float" office:value="4.48598130841122" calcext:value-type="float">
            <text:p>4,48598130841122</text:p>
          </table:table-cell>
          <table:table-cell table:style-name="ce24" table:formula="of:=[.E21]" office:value-type="float" office:value="5.35" calcext:value-type="float">
            <text:p>5,35</text:p>
          </table:table-cell>
          <table:table-cell table:style-name="ce24" table:formula="of:=[.Z20]" office:value-type="float" office:value="24" calcext:value-type="float">
            <text:p>24</text:p>
          </table:table-cell>
          <table:table-cell table:style-name="ce24" table:formula="of:=[.AF20]/[.AE20]" office:value-type="float" office:value="13.1868131868132" calcext:value-type="float">
            <text:p>13,1868131868132</text:p>
          </table:table-cell>
          <table:table-cell table:style-name="ce24" table:formula="of:=[.I21]" office:value-type="float" office:value="1.82" calcext:value-type="float">
            <text:p>1,82</text:p>
          </table:table-cell>
          <table:table-cell table:style-name="ce24" table:formula="of:=[.AC20]" office:value-type="float" office:value="24" calcext:value-type="float">
            <text:p>24</text:p>
          </table:table-cell>
          <table:table-cell table:style-name="ce25" table:formula="of:=[.AK20]-[.AL20]-[.AO20]" office:value-type="currency" office:currency="EUR" office:value="4.00315877408239" calcext:value-type="currency">
            <text:p>4,00 €</text:p>
          </table:table-cell>
          <table:table-cell table:formula="of:=[.AG20]/[.AI20]" office:value-type="float" office:value="0.400315877408239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table:formula="of:=[.I20]" office:value-type="float" office:value="1.75" calcext:value-type="float">
            <text:p>1,75</text:p>
          </table:table-cell>
          <table:table-cell table:formula="of:=[.AJ20]*[.AI20]-[.AI20]" office:value-type="float" office:value="7.5" calcext:value-type="float">
            <text:p>7,5</text:p>
          </table:table-cell>
          <table:table-cell table:formula="of:=[.AN20]/[.AM20]" office:value-type="float" office:value="1.4018691588785" calcext:value-type="float">
            <text:p>1,4018691588785</text:p>
          </table:table-cell>
          <table:table-cell table:formula="of:=[.E21]" office:value-type="float" office:value="5.35" calcext:value-type="float">
            <text:p>5,35</text:p>
          </table:table-cell>
          <table:table-cell table:formula="of:=[.AK20]" office:value-type="float" office:value="7.5" calcext:value-type="float">
            <text:p>7,5</text:p>
          </table:table-cell>
          <table:table-cell table:formula="of:=[.AQ20]/[.AP20]" office:value-type="float" office:value="2.09497206703911" calcext:value-type="float">
            <text:p>2,09497206703911</text:p>
          </table:table-cell>
          <table:table-cell table:formula="of:=[.G21]" office:value-type="float" office:value="3.58" calcext:value-type="float">
            <text:p>3,58</text:p>
          </table:table-cell>
          <table:table-cell table:formula="of:=[.AN20]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7H00M00S" calcext:value-type="time">
            <text:p>17:00:00</text:p>
          </table:table-cell>
          <table:table-cell table:style-name="ce16" office:value-type="date" office:date-value="2018-08-19" calcext:value-type="date">
            <text:p>19/08/18</text:p>
          </table:table-cell>
          <table:table-cell office:value-type="string" calcext:value-type="string">
            <text:p>Brighton y Hove Albion</text:p>
          </table:table-cell>
          <table:table-cell office:value-type="float" office:value="5.35" calcext:value-type="float">
            <text:p>5,35</text:p>
          </table:table-cell>
          <table:table-cell/>
          <table:table-cell office:value-type="float" office:value="3.58" calcext:value-type="float">
            <text:p>3,58</text:p>
          </table:table-cell>
          <table:table-cell office:value-type="string" calcext:value-type="string">
            <text:p>Manchester United</text:p>
          </table:table-cell>
          <table:table-cell office:value-type="float" office:value="1.82" calcext:value-type="float">
            <text:p>1,82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21H00M00S" calcext:value-type="time">
            <text:p>21:00:00</text:p>
          </table:table-cell>
          <table:table-cell table:style-name="ce16" office:value-type="date" office:date-value="2018-08-20" calcext:value-type="date">
            <text:p>20/08/18</text:p>
          </table:table-cell>
          <table:table-cell office:value-type="string" calcext:value-type="string">
            <text:p>Crystal Pal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pat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Liverpool</text:p>
          </table:table-cell>
          <table:table-cell office:value-type="float" office:value="1.44" calcext:value-type="float">
            <text:p>1,44</text:p>
          </table:table-cell>
          <table:table-cell table:style-name="ce13" table:formula="of:=MAX([.K22];[.V22];[.AG22])" office:value-type="currency" office:currency="EUR" office:value="7.18367346938776" calcext:value-type="currency">
            <text:p>7,18 €</text:p>
          </table:table-cell>
          <table:table-cell table:style-name="ce18" table:formula="of:=[.O22]-[.P22]-[.S22]" office:value-type="currency" office:currency="EUR" office:value="7.18367346938776" calcext:value-type="currency">
            <text:p>7,18 €</text:p>
          </table:table-cell>
          <table:table-cell table:style-name="ce20" table:formula="of:=[.K22]/10" office:value-type="float" office:value="0.718367346938776" calcext:value-type="float">
            <text:p>0,7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22]" office:value-type="float" office:value="7" calcext:value-type="float">
            <text:p>7</text:p>
          </table:table-cell>
          <table:table-cell table:style-name="ce23" table:formula="of:=[.N22]*[.M22]-[.M22]" office:value-type="float" office:value="60" calcext:value-type="float">
            <text:p>60</text:p>
          </table:table-cell>
          <table:table-cell table:style-name="ce23" table:formula="of:=[.R22]/[.Q22]" office:value-type="float" office:value="12" calcext:value-type="float">
            <text:p>12</text:p>
          </table:table-cell>
          <table:table-cell table:style-name="ce23" table:formula="of:=[.G23]" office:value-type="float" office:value="5" calcext:value-type="float">
            <text:p>5</text:p>
          </table:table-cell>
          <table:table-cell table:style-name="ce23" table:formula="of:=[.O22]" office:value-type="float" office:value="60" calcext:value-type="float">
            <text:p>60</text:p>
          </table:table-cell>
          <table:table-cell table:style-name="ce23" table:formula="of:=[.U22]/[.T22]" office:value-type="float" office:value="40.8163265306122" calcext:value-type="float">
            <text:p>40,8163265306122</text:p>
          </table:table-cell>
          <table:table-cell table:style-name="ce23" table:formula="of:=[.I23]" office:value-type="float" office:value="1.47" calcext:value-type="float">
            <text:p>1,47</text:p>
          </table:table-cell>
          <table:table-cell table:style-name="ce23" table:formula="of:=[.R22]" office:value-type="float" office:value="60" calcext:value-type="float">
            <text:p>60</text:p>
          </table:table-cell>
          <table:table-cell table:style-name="ce18" table:formula="of:=[.Z22]-[.AA22]-[.AD22]" office:value-type="currency" office:currency="EUR" office:value="6.46074646074646" calcext:value-type="currency">
            <text:p>6,46 €</text:p>
          </table:table-cell>
          <table:table-cell table:style-name="ce20" table:formula="of:=[.V22]/[.X22]" office:value-type="float" office:value="0.646074646074646" calcext:value-type="float">
            <text:p>0,6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22]" office:value-type="float" office:value="4.5" calcext:value-type="float">
            <text:p>4,5</text:p>
          </table:table-cell>
          <table:table-cell table:style-name="ce24" table:formula="of:=[.Y22]*[.X22]-[.X22]" office:value-type="float" office:value="35" calcext:value-type="float">
            <text:p>35</text:p>
          </table:table-cell>
          <table:table-cell table:style-name="ce24" table:formula="of:=[.AC22]/[.AB22]" office:value-type="float" office:value="4.72972972972973" calcext:value-type="float">
            <text:p>4,72972972972973</text:p>
          </table:table-cell>
          <table:table-cell table:style-name="ce24" table:formula="of:=[.E23]" office:value-type="float" office:value="7.4" calcext:value-type="float">
            <text:p>7,4</text:p>
          </table:table-cell>
          <table:table-cell table:style-name="ce24" table:formula="of:=[.Z22]" office:value-type="float" office:value="35" calcext:value-type="float">
            <text:p>35</text:p>
          </table:table-cell>
          <table:table-cell table:style-name="ce24" table:formula="of:=[.AF22]/[.AE22]" office:value-type="float" office:value="23.8095238095238" calcext:value-type="float">
            <text:p>23,8095238095238</text:p>
          </table:table-cell>
          <table:table-cell table:style-name="ce24" table:formula="of:=[.I23]" office:value-type="float" office:value="1.47" calcext:value-type="float">
            <text:p>1,47</text:p>
          </table:table-cell>
          <table:table-cell table:style-name="ce24" table:formula="of:=[.AC22]" office:value-type="float" office:value="35" calcext:value-type="float">
            <text:p>35</text:p>
          </table:table-cell>
          <table:table-cell table:style-name="ce25" table:formula="of:=[.AK22]-[.AL22]-[.AO22]" office:value-type="currency" office:currency="EUR" office:value="2.9254054054054" calcext:value-type="currency">
            <text:p>2,93 €</text:p>
          </table:table-cell>
          <table:table-cell table:formula="of:=[.AG22]/[.AI22]" office:value-type="float" office:value="0.29254054054054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table:formula="of:=[.I22]" office:value-type="float" office:value="1.44" calcext:value-type="float">
            <text:p>1,44</text:p>
          </table:table-cell>
          <table:table-cell table:formula="of:=[.AJ22]*[.AI22]-[.AI22]" office:value-type="float" office:value="4.4" calcext:value-type="float">
            <text:p>4,4</text:p>
          </table:table-cell>
          <table:table-cell table:formula="of:=[.AN22]/[.AM22]" office:value-type="float" office:value="0.594594594594594" calcext:value-type="float">
            <text:p>0,594594594594594</text:p>
          </table:table-cell>
          <table:table-cell table:formula="of:=[.E23]" office:value-type="float" office:value="7.4" calcext:value-type="float">
            <text:p>7,4</text:p>
          </table:table-cell>
          <table:table-cell table:formula="of:=[.AK22]" office:value-type="float" office:value="4.4" calcext:value-type="float">
            <text:p>4,4</text:p>
          </table:table-cell>
          <table:table-cell table:formula="of:=[.AQ22]/[.AP22]" office:value-type="float" office:value="0.88" calcext:value-type="float">
            <text:p>0,88</text:p>
          </table:table-cell>
          <table:table-cell table:formula="of:=[.G23]" office:value-type="float" office:value="5" calcext:value-type="float">
            <text:p>5</text:p>
          </table:table-cell>
          <table:table-cell table:formula="of:=[.AN22]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21H00M00S" calcext:value-type="time">
            <text:p>21:00:00</text:p>
          </table:table-cell>
          <table:table-cell table:style-name="ce16" office:value-type="date" office:date-value="2018-08-20" calcext:value-type="date">
            <text:p>20/08/18</text:p>
          </table:table-cell>
          <table:table-cell office:value-type="string" calcext:value-type="string">
            <text:p>Crystal Palace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verpool</text:p>
          </table:table-cell>
          <table:table-cell office:value-type="float" office:value="1.47" calcext:value-type="float">
            <text:p>1,47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3H30M00S" calcext:value-type="time">
            <text:p>13:3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Wolves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mpate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Manchester City</text:p>
          </table:table-cell>
          <table:table-cell office:value-type="float" office:value="1.33" calcext:value-type="float">
            <text:p>1,33</text:p>
          </table:table-cell>
          <table:table-cell table:style-name="ce13" table:formula="of:=MAX([.K24];[.V24];[.AG24])" office:value-type="currency" office:currency="EUR" office:value="6.98191214470284" calcext:value-type="currency">
            <text:p>6,98 €</text:p>
          </table:table-cell>
          <table:table-cell table:style-name="ce18" table:formula="of:=[.O24]-[.P24]-[.S24]" office:value-type="currency" office:currency="EUR" office:value="6.58249158249159" calcext:value-type="currency">
            <text:p>6,58 €</text:p>
          </table:table-cell>
          <table:table-cell table:style-name="ce20" table:formula="of:=[.K24]/10" office:value-type="float" office:value="0.658249158249159" calcext:value-type="float">
            <text:p>0,66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24]" office:value-type="float" office:value="9.5" calcext:value-type="float">
            <text:p>9,5</text:p>
          </table:table-cell>
          <table:table-cell table:style-name="ce23" table:formula="of:=[.N24]*[.M24]-[.M24]" office:value-type="float" office:value="85" calcext:value-type="float">
            <text:p>85</text:p>
          </table:table-cell>
          <table:table-cell table:style-name="ce23" table:formula="of:=[.R24]/[.Q24]" office:value-type="float" office:value="15.4545454545455" calcext:value-type="float">
            <text:p>15,4545454545455</text:p>
          </table:table-cell>
          <table:table-cell table:style-name="ce23" table:formula="of:=[.G25]" office:value-type="float" office:value="5.5" calcext:value-type="float">
            <text:p>5,5</text:p>
          </table:table-cell>
          <table:table-cell table:style-name="ce23" table:formula="of:=[.O24]" office:value-type="float" office:value="85" calcext:value-type="float">
            <text:p>85</text:p>
          </table:table-cell>
          <table:table-cell table:style-name="ce23" table:formula="of:=[.U24]/[.T24]" office:value-type="float" office:value="62.962962962963" calcext:value-type="float">
            <text:p>62,962962962963</text:p>
          </table:table-cell>
          <table:table-cell table:style-name="ce23" table:formula="of:=[.I25]" office:value-type="float" office:value="1.35" calcext:value-type="float">
            <text:p>1,35</text:p>
          </table:table-cell>
          <table:table-cell table:style-name="ce23" table:formula="of:=[.R24]" office:value-type="float" office:value="85" calcext:value-type="float">
            <text:p>85</text:p>
          </table:table-cell>
          <table:table-cell table:style-name="ce18" table:formula="of:=[.Z24]-[.AA24]-[.AD24]" office:value-type="currency" office:currency="EUR" office:value="6.98191214470284" calcext:value-type="currency">
            <text:p>6,98 €</text:p>
          </table:table-cell>
          <table:table-cell table:style-name="ce20" table:formula="of:=[.V24]/[.X24]" office:value-type="float" office:value="0.698191214470284" calcext:value-type="float">
            <text:p>0,7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24]" office:value-type="float" office:value="5.2" calcext:value-type="float">
            <text:p>5,2</text:p>
          </table:table-cell>
          <table:table-cell table:style-name="ce24" table:formula="of:=[.Y24]*[.X24]-[.X24]" office:value-type="float" office:value="42" calcext:value-type="float">
            <text:p>42</text:p>
          </table:table-cell>
          <table:table-cell table:style-name="ce24" table:formula="of:=[.AC24]/[.AB24]" office:value-type="float" office:value="3.90697674418605" calcext:value-type="float">
            <text:p>3,90697674418605</text:p>
          </table:table-cell>
          <table:table-cell table:style-name="ce24" table:formula="of:=[.E25]" office:value-type="float" office:value="10.75" calcext:value-type="float">
            <text:p>10,75</text:p>
          </table:table-cell>
          <table:table-cell table:style-name="ce24" table:formula="of:=[.Z24]" office:value-type="float" office:value="42" calcext:value-type="float">
            <text:p>42</text:p>
          </table:table-cell>
          <table:table-cell table:style-name="ce24" table:formula="of:=[.AF24]/[.AE24]" office:value-type="float" office:value="31.1111111111111" calcext:value-type="float">
            <text:p>31,1111111111111</text:p>
          </table:table-cell>
          <table:table-cell table:style-name="ce24" table:formula="of:=[.I25]" office:value-type="float" office:value="1.35" calcext:value-type="float">
            <text:p>1,35</text:p>
          </table:table-cell>
          <table:table-cell table:style-name="ce24" table:formula="of:=[.AC24]" office:value-type="float" office:value="42" calcext:value-type="float">
            <text:p>42</text:p>
          </table:table-cell>
          <table:table-cell table:style-name="ce25" table:formula="of:=[.AK24]-[.AL24]-[.AO24]" office:value-type="currency" office:currency="EUR" office:value="2.39302325581395" calcext:value-type="currency">
            <text:p>2,39 €</text:p>
          </table:table-cell>
          <table:table-cell table:formula="of:=[.AG24]/[.AI24]" office:value-type="float" office:value="0.239302325581395" calcext:value-type="float">
            <text:p>0,24</text:p>
          </table:table-cell>
          <table:table-cell office:value-type="float" office:value="10" calcext:value-type="float">
            <text:p>10</text:p>
          </table:table-cell>
          <table:table-cell table:formula="of:=[.I24]" office:value-type="float" office:value="1.33" calcext:value-type="float">
            <text:p>1,33</text:p>
          </table:table-cell>
          <table:table-cell table:formula="of:=[.AJ24]*[.AI24]-[.AI24]" office:value-type="float" office:value="3.3" calcext:value-type="float">
            <text:p>3,3</text:p>
          </table:table-cell>
          <table:table-cell table:formula="of:=[.AN24]/[.AM24]" office:value-type="float" office:value="0.306976744186047" calcext:value-type="float">
            <text:p>0,306976744186047</text:p>
          </table:table-cell>
          <table:table-cell table:formula="of:=[.E25]" office:value-type="float" office:value="10.75" calcext:value-type="float">
            <text:p>10,75</text:p>
          </table:table-cell>
          <table:table-cell table:formula="of:=[.AK24]" office:value-type="float" office:value="3.3" calcext:value-type="float">
            <text:p>3,3</text:p>
          </table:table-cell>
          <table:table-cell table:formula="of:=[.AQ24]/[.AP24]" office:value-type="float" office:value="0.6" calcext:value-type="float">
            <text:p>0,6</text:p>
          </table:table-cell>
          <table:table-cell table:formula="of:=[.G25]" office:value-type="float" office:value="5.5" calcext:value-type="float">
            <text:p>5,5</text:p>
          </table:table-cell>
          <table:table-cell table:formula="of:=[.AN24]"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3H30M00S" calcext:value-type="time">
            <text:p>13:3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Wolverhampton Wanderers</text:p>
          </table:table-cell>
          <table:table-cell office:value-type="float" office:value="10.75" calcext:value-type="float">
            <text:p>10,75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string" calcext:value-type="string">
            <text:p>Manchester City</text:p>
          </table:table-cell>
          <table:table-cell office:value-type="float" office:value="1.35" calcext:value-type="float">
            <text:p>1,35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Southampton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Leicester</text:p>
          </table:table-cell>
          <table:table-cell office:value-type="float" office:value="2.87" calcext:value-type="float">
            <text:p>2,87</text:p>
          </table:table-cell>
          <table:table-cell table:style-name="ce13" table:formula="of:=MAX([.K26];[.V26];[.AG26])" office:value-type="currency" office:currency="EUR" office:value="6.1675769612711" calcext:value-type="currency">
            <text:p>6,17 €</text:p>
          </table:table-cell>
          <table:table-cell table:style-name="ce18" table:formula="of:=[.O26]-[.P26]-[.S26]" office:value-type="currency" office:currency="EUR" office:value="5.61736517218974" calcext:value-type="currency">
            <text:p>5,62 €</text:p>
          </table:table-cell>
          <table:table-cell table:style-name="ce20" table:formula="of:=[.K26]/10" office:value-type="float" office:value="0.561736517218973" calcext:value-type="float">
            <text:p>0,56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26]" office:value-type="float" office:value="2.55" calcext:value-type="float">
            <text:p>2,55</text:p>
          </table:table-cell>
          <table:table-cell table:style-name="ce23" table:formula="of:=[.N26]*[.M26]-[.M26]" office:value-type="float" office:value="15.5" calcext:value-type="float">
            <text:p>15,5</text:p>
          </table:table-cell>
          <table:table-cell table:style-name="ce23" table:formula="of:=[.R26]/[.Q26]" office:value-type="float" office:value="4.78395061728395" calcext:value-type="float">
            <text:p>4,78395061728395</text:p>
          </table:table-cell>
          <table:table-cell table:style-name="ce23" table:formula="of:=[.G27]" office:value-type="float" office:value="3.24" calcext:value-type="float">
            <text:p>3,24</text:p>
          </table:table-cell>
          <table:table-cell table:style-name="ce23" table:formula="of:=[.O26]" office:value-type="float" office:value="15.5" calcext:value-type="float">
            <text:p>15,5</text:p>
          </table:table-cell>
          <table:table-cell table:style-name="ce23" table:formula="of:=[.U26]/[.T26]" office:value-type="float" office:value="5.09868421052632" calcext:value-type="float">
            <text:p>5,09868421052632</text:p>
          </table:table-cell>
          <table:table-cell table:style-name="ce23" table:formula="of:=[.I27]" office:value-type="float" office:value="3.04" calcext:value-type="float">
            <text:p>3,04</text:p>
          </table:table-cell>
          <table:table-cell table:style-name="ce23" table:formula="of:=[.R26]" office:value-type="float" office:value="15.5" calcext:value-type="float">
            <text:p>15,5</text:p>
          </table:table-cell>
          <table:table-cell table:style-name="ce18" table:formula="of:=[.Z26]-[.AA26]-[.AD26]" office:value-type="currency" office:currency="EUR" office:value="6.1675769612711" calcext:value-type="currency">
            <text:p>6,17 €</text:p>
          </table:table-cell>
          <table:table-cell table:style-name="ce20" table:formula="of:=[.V26]/[.X26]" office:value-type="float" office:value="0.61675769612711" calcext:value-type="float">
            <text:p>0,62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26]" office:value-type="float" office:value="3.1" calcext:value-type="float">
            <text:p>3,1</text:p>
          </table:table-cell>
          <table:table-cell table:style-name="ce24" table:formula="of:=[.Y26]*[.X26]-[.X26]" office:value-type="float" office:value="21" calcext:value-type="float">
            <text:p>21</text:p>
          </table:table-cell>
          <table:table-cell table:style-name="ce24" table:formula="of:=[.AC26]/[.AB26]" office:value-type="float" office:value="7.92452830188679" calcext:value-type="float">
            <text:p>7,92452830188679</text:p>
          </table:table-cell>
          <table:table-cell table:style-name="ce24" table:formula="of:=[.E27]" office:value-type="float" office:value="2.65" calcext:value-type="float">
            <text:p>2,65</text:p>
          </table:table-cell>
          <table:table-cell table:style-name="ce24" table:formula="of:=[.Z26]" office:value-type="float" office:value="21" calcext:value-type="float">
            <text:p>21</text:p>
          </table:table-cell>
          <table:table-cell table:style-name="ce24" table:formula="of:=[.AF26]/[.AE26]" office:value-type="float" office:value="6.90789473684211" calcext:value-type="float">
            <text:p>6,90789473684211</text:p>
          </table:table-cell>
          <table:table-cell table:style-name="ce24" table:formula="of:=[.I27]" office:value-type="float" office:value="3.04" calcext:value-type="float">
            <text:p>3,04</text:p>
          </table:table-cell>
          <table:table-cell table:style-name="ce24" table:formula="of:=[.AC26]" office:value-type="float" office:value="21" calcext:value-type="float">
            <text:p>21</text:p>
          </table:table-cell>
          <table:table-cell table:style-name="ce25" table:formula="of:=[.AK26]-[.AL26]-[.AO26]" office:value-type="currency" office:currency="EUR" office:value="5.87179128814349" calcext:value-type="currency">
            <text:p>5,87 €</text:p>
          </table:table-cell>
          <table:table-cell table:formula="of:=[.AG26]/[.AI26]" office:value-type="float" office:value="0.58717912881434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table:formula="of:=[.I26]" office:value-type="float" office:value="2.87" calcext:value-type="float">
            <text:p>2,87</text:p>
          </table:table-cell>
          <table:table-cell table:formula="of:=[.AJ26]*[.AI26]-[.AI26]" office:value-type="float" office:value="18.7" calcext:value-type="float">
            <text:p>18,7</text:p>
          </table:table-cell>
          <table:table-cell table:formula="of:=[.AN26]/[.AM26]" office:value-type="float" office:value="7.05660377358491" calcext:value-type="float">
            <text:p>7,05660377358491</text:p>
          </table:table-cell>
          <table:table-cell table:formula="of:=[.E27]" office:value-type="float" office:value="2.65" calcext:value-type="float">
            <text:p>2,65</text:p>
          </table:table-cell>
          <table:table-cell table:formula="of:=[.AK26]" office:value-type="float" office:value="18.7" calcext:value-type="float">
            <text:p>18,7</text:p>
          </table:table-cell>
          <table:table-cell table:formula="of:=[.AQ26]/[.AP26]" office:value-type="float" office:value="5.77160493827161" calcext:value-type="float">
            <text:p>5,77160493827161</text:p>
          </table:table-cell>
          <table:table-cell table:formula="of:=[.G27]" office:value-type="float" office:value="3.24" calcext:value-type="float">
            <text:p>3,24</text:p>
          </table:table-cell>
          <table:table-cell table:formula="of:=[.AN26]" office:value-type="float" office:value="18.7" calcext:value-type="float">
            <text:p>18,7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Southampton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float" office:value="3.24" calcext:value-type="float">
            <text:p>3,24</text:p>
          </table:table-cell>
          <table:table-cell office:value-type="string" calcext:value-type="string">
            <text:p>Leicester City</text:p>
          </table:table-cell>
          <table:table-cell office:value-type="float" office:value="3.04" calcext:value-type="float">
            <text:p>3,04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Bournemouth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mpate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verton</text:p>
          </table:table-cell>
          <table:table-cell office:value-type="float" office:value="2.7" calcext:value-type="float">
            <text:p>2,7</text:p>
          </table:table-cell>
          <table:table-cell table:style-name="ce13" table:formula="of:=MAX([.K28];[.V28];[.AG28])" office:value-type="currency" office:currency="EUR" office:value="6.04770974818396" calcext:value-type="currency">
            <text:p>6,05 €</text:p>
          </table:table-cell>
          <table:table-cell table:style-name="ce18" table:formula="of:=[.O28]-[.P28]-[.S28]" office:value-type="currency" office:currency="EUR" office:value="5.70860859322989" calcext:value-type="currency">
            <text:p>5,71 €</text:p>
          </table:table-cell>
          <table:table-cell table:style-name="ce20" table:formula="of:=[.K28]/10" office:value-type="float" office:value="0.570860859322989" calcext:value-type="float">
            <text:p>0,5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28]" office:value-type="float" office:value="2.6" calcext:value-type="float">
            <text:p>2,6</text:p>
          </table:table-cell>
          <table:table-cell table:style-name="ce23" table:formula="of:=[.N28]*[.M28]-[.M28]" office:value-type="float" office:value="16" calcext:value-type="float">
            <text:p>16</text:p>
          </table:table-cell>
          <table:table-cell table:style-name="ce23" table:formula="of:=[.R28]/[.Q28]" office:value-type="float" office:value="4.63768115942029" calcext:value-type="float">
            <text:p>4,63768115942029</text:p>
          </table:table-cell>
          <table:table-cell table:style-name="ce23" table:formula="of:=[.G29]" office:value-type="float" office:value="3.45" calcext:value-type="float">
            <text:p>3,45</text:p>
          </table:table-cell>
          <table:table-cell table:style-name="ce23" table:formula="of:=[.O28]" office:value-type="float" office:value="16" calcext:value-type="float">
            <text:p>16</text:p>
          </table:table-cell>
          <table:table-cell table:style-name="ce23" table:formula="of:=[.U28]/[.T28]" office:value-type="float" office:value="5.65371024734982" calcext:value-type="float">
            <text:p>5,65371024734982</text:p>
          </table:table-cell>
          <table:table-cell table:style-name="ce23" table:formula="of:=[.I29]" office:value-type="float" office:value="2.83" calcext:value-type="float">
            <text:p>2,83</text:p>
          </table:table-cell>
          <table:table-cell table:style-name="ce23" table:formula="of:=[.R28]" office:value-type="float" office:value="16" calcext:value-type="float">
            <text:p>16</text:p>
          </table:table-cell>
          <table:table-cell table:style-name="ce18" table:formula="of:=[.Z28]-[.AA28]-[.AD28]" office:value-type="currency" office:currency="EUR" office:value="6.04770974818396" calcext:value-type="currency">
            <text:p>6,05 €</text:p>
          </table:table-cell>
          <table:table-cell table:style-name="ce20" table:formula="of:=[.V28]/[.X28]" office:value-type="float" office:value="0.604770974818395" calcext:value-type="float">
            <text:p>0,6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28]" office:value-type="float" office:value="3.2" calcext:value-type="float">
            <text:p>3,2</text:p>
          </table:table-cell>
          <table:table-cell table:style-name="ce24" table:formula="of:=[.Y28]*[.X28]-[.X28]" office:value-type="float" office:value="22" calcext:value-type="float">
            <text:p>22</text:p>
          </table:table-cell>
          <table:table-cell table:style-name="ce24" table:formula="of:=[.AC28]/[.AB28]" office:value-type="float" office:value="8.17843866171004" calcext:value-type="float">
            <text:p>8,17843866171004</text:p>
          </table:table-cell>
          <table:table-cell table:style-name="ce24" table:formula="of:=[.E29]" office:value-type="float" office:value="2.69" calcext:value-type="float">
            <text:p>2,69</text:p>
          </table:table-cell>
          <table:table-cell table:style-name="ce24" table:formula="of:=[.Z28]" office:value-type="float" office:value="22" calcext:value-type="float">
            <text:p>22</text:p>
          </table:table-cell>
          <table:table-cell table:style-name="ce24" table:formula="of:=[.AF28]/[.AE28]" office:value-type="float" office:value="7.77385159010601" calcext:value-type="float">
            <text:p>7,77385159010601</text:p>
          </table:table-cell>
          <table:table-cell table:style-name="ce24" table:formula="of:=[.I29]" office:value-type="float" office:value="2.83" calcext:value-type="float">
            <text:p>2,83</text:p>
          </table:table-cell>
          <table:table-cell table:style-name="ce24" table:formula="of:=[.AC28]" office:value-type="float" office:value="22" calcext:value-type="float">
            <text:p>22</text:p>
          </table:table-cell>
          <table:table-cell table:style-name="ce25" table:formula="of:=[.AK28]-[.AL28]-[.AO28]" office:value-type="currency" office:currency="EUR" office:value="5.75276116588546" calcext:value-type="currency">
            <text:p>5,75 €</text:p>
          </table:table-cell>
          <table:table-cell table:formula="of:=[.AG28]/[.AI28]" office:value-type="float" office:value="0.575276116588546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table:formula="of:=[.I28]" office:value-type="float" office:value="2.7" calcext:value-type="float">
            <text:p>2,7</text:p>
          </table:table-cell>
          <table:table-cell table:formula="of:=[.AJ28]*[.AI28]-[.AI28]" office:value-type="float" office:value="17" calcext:value-type="float">
            <text:p>17</text:p>
          </table:table-cell>
          <table:table-cell table:formula="of:=[.AN28]/[.AM28]" office:value-type="float" office:value="6.31970260223048" calcext:value-type="float">
            <text:p>6,31970260223048</text:p>
          </table:table-cell>
          <table:table-cell table:formula="of:=[.E29]" office:value-type="float" office:value="2.69" calcext:value-type="float">
            <text:p>2,69</text:p>
          </table:table-cell>
          <table:table-cell table:formula="of:=[.AK28]" office:value-type="float" office:value="17" calcext:value-type="float">
            <text:p>17</text:p>
          </table:table-cell>
          <table:table-cell table:formula="of:=[.AQ28]/[.AP28]" office:value-type="float" office:value="4.92753623188406" calcext:value-type="float">
            <text:p>4,92753623188406</text:p>
          </table:table-cell>
          <table:table-cell table:formula="of:=[.G29]" office:value-type="float" office:value="3.45" calcext:value-type="float">
            <text:p>3,45</text:p>
          </table:table-cell>
          <table:table-cell table:formula="of:=[.AN28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6H00M00S" calcext:value-type="time">
            <text:p>16:0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Bournemouth</text:p>
          </table:table-cell>
          <table:table-cell office:value-type="float" office:value="2.69" calcext:value-type="float">
            <text:p>2,69</text:p>
          </table:table-cell>
          <table:table-cell/>
          <table:table-cell office:value-type="float" office:value="3.45" calcext:value-type="float">
            <text:p>3,45</text:p>
          </table:table-cell>
          <table:table-cell office:value-type="string" calcext:value-type="string">
            <text:p>Everton</text:p>
          </table:table-cell>
          <table:table-cell office:value-type="float" office:value="2.83" calcext:value-type="float">
            <text:p>2,83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8H30M00S" calcext:value-type="time">
            <text:p>18:3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Liverpool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Emp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ghton</text:p>
          </table:table-cell>
          <table:table-cell office:value-type="float" office:value="19" calcext:value-type="float">
            <text:p>19</text:p>
          </table:table-cell>
          <table:table-cell table:style-name="ce13" table:formula="of:=MAX([.K30];[.V30];[.AG30])" office:value-type="currency" office:currency="EUR" office:value="7.04206907840889" calcext:value-type="currency">
            <text:p>7,04 €</text:p>
          </table:table-cell>
          <table:table-cell table:style-name="ce18" table:formula="of:=[.O30]-[.P30]-[.S30]" office:value-type="currency" office:currency="EUR" office:value="1.48185766789175" calcext:value-type="currency">
            <text:p>1,48 €</text:p>
          </table:table-cell>
          <table:table-cell table:style-name="ce20" table:formula="of:=[.K30]/10" office:value-type="float" office:value="0.148185766789175" calcext:value-type="float">
            <text:p>0,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30]" office:value-type="float" office:value="1.18" calcext:value-type="float">
            <text:p>1,18</text:p>
          </table:table-cell>
          <table:table-cell table:style-name="ce23" table:formula="of:=[.N30]*[.M30]-[.M30]" office:value-type="float" office:value="1.8" calcext:value-type="float">
            <text:p>1,8</text:p>
          </table:table-cell>
          <table:table-cell table:style-name="ce23" table:formula="of:=[.R30]/[.Q30]" office:value-type="float" office:value="0.219512195121951" calcext:value-type="float">
            <text:p>0,219512195121951</text:p>
          </table:table-cell>
          <table:table-cell table:style-name="ce23" table:formula="of:=[.G31]" office:value-type="float" office:value="8.2" calcext:value-type="float">
            <text:p>8,2</text:p>
          </table:table-cell>
          <table:table-cell table:style-name="ce23" table:formula="of:=[.O30]" office:value-type="float" office:value="1.8" calcext:value-type="float">
            <text:p>1,8</text:p>
          </table:table-cell>
          <table:table-cell table:style-name="ce23" table:formula="of:=[.U30]/[.T30]" office:value-type="float" office:value="0.0986301369863013" calcext:value-type="float">
            <text:p>0,098630136986301</text:p>
          </table:table-cell>
          <table:table-cell table:style-name="ce23" table:formula="of:=[.I31]" office:value-type="float" office:value="18.25" calcext:value-type="float">
            <text:p>18,25</text:p>
          </table:table-cell>
          <table:table-cell table:style-name="ce23" table:formula="of:=[.R30]" office:value-type="float" office:value="1.8" calcext:value-type="float">
            <text:p>1,8</text:p>
          </table:table-cell>
          <table:table-cell table:style-name="ce18" table:formula="of:=[.Z30]-[.AA30]-[.AD30]" office:value-type="currency" office:currency="EUR" office:value="6.37675829732463" calcext:value-type="currency">
            <text:p>6,38 €</text:p>
          </table:table-cell>
          <table:table-cell table:style-name="ce20" table:formula="of:=[.V30]/[.X30]" office:value-type="float" office:value="0.637675829732463" calcext:value-type="float">
            <text:p>0,6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30]" office:value-type="float" office:value="7" calcext:value-type="float">
            <text:p>7</text:p>
          </table:table-cell>
          <table:table-cell table:style-name="ce24" table:formula="of:=[.Y30]*[.X30]-[.X30]" office:value-type="float" office:value="60" calcext:value-type="float">
            <text:p>60</text:p>
          </table:table-cell>
          <table:table-cell table:style-name="ce24" table:formula="of:=[.AC30]/[.AB30]" office:value-type="float" office:value="50.3355704697987" calcext:value-type="float">
            <text:p>50,3355704697987</text:p>
          </table:table-cell>
          <table:table-cell table:style-name="ce24" table:formula="of:=[.E31]" office:value-type="float" office:value="1.192" calcext:value-type="float">
            <text:p>1,192</text:p>
          </table:table-cell>
          <table:table-cell table:style-name="ce24" table:formula="of:=[.Z30]" office:value-type="float" office:value="60" calcext:value-type="float">
            <text:p>60</text:p>
          </table:table-cell>
          <table:table-cell table:style-name="ce24" table:formula="of:=[.AF30]/[.AE30]" office:value-type="float" office:value="3.28767123287671" calcext:value-type="float">
            <text:p>3,28767123287671</text:p>
          </table:table-cell>
          <table:table-cell table:style-name="ce24" table:formula="of:=[.I31]" office:value-type="float" office:value="18.25" calcext:value-type="float">
            <text:p>18,25</text:p>
          </table:table-cell>
          <table:table-cell table:style-name="ce24" table:formula="of:=[.AC30]" office:value-type="float" office:value="60" calcext:value-type="float">
            <text:p>60</text:p>
          </table:table-cell>
          <table:table-cell table:style-name="ce25" table:formula="of:=[.AK30]-[.AL30]-[.AO30]" office:value-type="currency" office:currency="EUR" office:value="7.04206907840889" calcext:value-type="currency">
            <text:p>7,04 €</text:p>
          </table:table-cell>
          <table:table-cell table:formula="of:=[.AG30]/[.AI30]" office:value-type="float" office:value="0.704206907840889" calcext:value-type="float">
            <text:p>0,70</text:p>
          </table:table-cell>
          <table:table-cell office:value-type="float" office:value="10" calcext:value-type="float">
            <text:p>10</text:p>
          </table:table-cell>
          <table:table-cell table:formula="of:=[.I30]" office:value-type="float" office:value="19" calcext:value-type="float">
            <text:p>19</text:p>
          </table:table-cell>
          <table:table-cell table:formula="of:=[.AJ30]*[.AI30]-[.AI30]" office:value-type="float" office:value="180" calcext:value-type="float">
            <text:p>180</text:p>
          </table:table-cell>
          <table:table-cell table:formula="of:=[.AN30]/[.AM30]" office:value-type="float" office:value="151.006711409396" calcext:value-type="float">
            <text:p>151,006711409396</text:p>
          </table:table-cell>
          <table:table-cell table:formula="of:=[.E31]" office:value-type="float" office:value="1.192" calcext:value-type="float">
            <text:p>1,192</text:p>
          </table:table-cell>
          <table:table-cell table:formula="of:=[.AK30]" office:value-type="float" office:value="180" calcext:value-type="float">
            <text:p>180</text:p>
          </table:table-cell>
          <table:table-cell table:formula="of:=[.AQ30]/[.AP30]" office:value-type="float" office:value="21.9512195121951" calcext:value-type="float">
            <text:p>21,9512195121951</text:p>
          </table:table-cell>
          <table:table-cell table:formula="of:=[.G31]" office:value-type="float" office:value="8.2" calcext:value-type="float">
            <text:p>8,2</text:p>
          </table:table-cell>
          <table:table-cell table:formula="of:=[.AN30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8H30M00S" calcext:value-type="time">
            <text:p>18:30:00</text:p>
          </table:table-cell>
          <table:table-cell table:style-name="ce16" office:value-type="date" office:date-value="2018-08-25" calcext:value-type="date">
            <text:p>25/08/18</text:p>
          </table:table-cell>
          <table:table-cell office:value-type="string" calcext:value-type="string">
            <text:p>Liverpool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string" calcext:value-type="string">
            <text:p>Brighton y Hove Albion</text:p>
          </table:table-cell>
          <table:table-cell office:value-type="float" office:value="18.25" calcext:value-type="float">
            <text:p>18,25</text:p>
          </table:table-cell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4H30M00S" calcext:value-type="time">
            <text:p>14:30:00</text:p>
          </table:table-cell>
          <table:table-cell table:style-name="ce16" office:value-type="date" office:date-value="2018-08-26" calcext:value-type="date">
            <text:p>26/08/18</text:p>
          </table:table-cell>
          <table:table-cell office:value-type="string" calcext:value-type="string">
            <text:p>Watford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Crystal Palace</text:p>
          </table:table-cell>
          <table:table-cell office:value-type="float" office:value="2.87" calcext:value-type="float">
            <text:p>2,87</text:p>
          </table:table-cell>
          <table:table-cell table:style-name="ce13" table:formula="of:=MAX([.K32];[.V32];[.AG32])" office:value-type="currency" office:currency="EUR" office:value="6.12182931400725" calcext:value-type="currency">
            <text:p>6,12 €</text:p>
          </table:table-cell>
          <table:table-cell table:style-name="ce18" table:formula="of:=[.O32]-[.P32]-[.S32]" office:value-type="currency" office:currency="EUR" office:value="5.61294844188031" calcext:value-type="currency">
            <text:p>5,61 €</text:p>
          </table:table-cell>
          <table:table-cell table:style-name="ce20" table:formula="of:=[.K32]/10" office:value-type="float" office:value="0.561294844188031" calcext:value-type="float">
            <text:p>0,56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E32]" office:value-type="float" office:value="2.55" calcext:value-type="float">
            <text:p>2,55</text:p>
          </table:table-cell>
          <table:table-cell table:style-name="ce23" table:formula="of:=[.N32]*[.M32]-[.M32]" office:value-type="float" office:value="15.5" calcext:value-type="float">
            <text:p>15,5</text:p>
          </table:table-cell>
          <table:table-cell table:style-name="ce23" table:formula="of:=[.R32]/[.Q32]" office:value-type="float" office:value="4.75460122699387" calcext:value-type="float">
            <text:p>4,75460122699387</text:p>
          </table:table-cell>
          <table:table-cell table:style-name="ce23" table:formula="of:=[.G33]" office:value-type="float" office:value="3.26" calcext:value-type="float">
            <text:p>3,26</text:p>
          </table:table-cell>
          <table:table-cell table:style-name="ce23" table:formula="of:=[.O32]" office:value-type="float" office:value="15.5" calcext:value-type="float">
            <text:p>15,5</text:p>
          </table:table-cell>
          <table:table-cell table:style-name="ce23" table:formula="of:=[.U32]/[.T32]" office:value-type="float" office:value="5.13245033112583" calcext:value-type="float">
            <text:p>5,13245033112583</text:p>
          </table:table-cell>
          <table:table-cell table:style-name="ce23" table:formula="of:=[.I33]" office:value-type="float" office:value="3.02" calcext:value-type="float">
            <text:p>3,02</text:p>
          </table:table-cell>
          <table:table-cell table:style-name="ce23" table:formula="of:=[.R32]" office:value-type="float" office:value="15.5" calcext:value-type="float">
            <text:p>15,5</text:p>
          </table:table-cell>
          <table:table-cell table:style-name="ce18" table:formula="of:=[.Z32]-[.AA32]-[.AD32]" office:value-type="currency" office:currency="EUR" office:value="6.12182931400725" calcext:value-type="currency">
            <text:p>6,12 €</text:p>
          </table:table-cell>
          <table:table-cell table:style-name="ce20" table:formula="of:=[.V32]/[.X32]" office:value-type="float" office:value="0.612182931400725" calcext:value-type="float">
            <text:p>0,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32]" office:value-type="float" office:value="3.1" calcext:value-type="float">
            <text:p>3,1</text:p>
          </table:table-cell>
          <table:table-cell table:style-name="ce24" table:formula="of:=[.Y32]*[.X32]-[.X32]" office:value-type="float" office:value="21" calcext:value-type="float">
            <text:p>21</text:p>
          </table:table-cell>
          <table:table-cell table:style-name="ce24" table:formula="of:=[.AC32]/[.AB32]" office:value-type="float" office:value="7.92452830188679" calcext:value-type="float">
            <text:p>7,92452830188679</text:p>
          </table:table-cell>
          <table:table-cell table:style-name="ce24" table:formula="of:=[.E33]" office:value-type="float" office:value="2.65" calcext:value-type="float">
            <text:p>2,65</text:p>
          </table:table-cell>
          <table:table-cell table:style-name="ce24" table:formula="of:=[.Z32]" office:value-type="float" office:value="21" calcext:value-type="float">
            <text:p>21</text:p>
          </table:table-cell>
          <table:table-cell table:style-name="ce24" table:formula="of:=[.AF32]/[.AE32]" office:value-type="float" office:value="6.95364238410596" calcext:value-type="float">
            <text:p>6,95364238410596</text:p>
          </table:table-cell>
          <table:table-cell table:style-name="ce24" table:formula="of:=[.I33]" office:value-type="float" office:value="3.02" calcext:value-type="float">
            <text:p>3,02</text:p>
          </table:table-cell>
          <table:table-cell table:style-name="ce24" table:formula="of:=[.AC32]" office:value-type="float" office:value="21" calcext:value-type="float">
            <text:p>21</text:p>
          </table:table-cell>
          <table:table-cell table:style-name="ce25" table:formula="of:=[.AK32]-[.AL32]-[.AO32]" office:value-type="currency" office:currency="EUR" office:value="5.90719990739669" calcext:value-type="currency">
            <text:p>5,91 €</text:p>
          </table:table-cell>
          <table:table-cell table:formula="of:=[.AG32]/[.AI32]" office:value-type="float" office:value="0.59071999073966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table:formula="of:=[.I32]" office:value-type="float" office:value="2.87" calcext:value-type="float">
            <text:p>2,87</text:p>
          </table:table-cell>
          <table:table-cell table:formula="of:=[.AJ32]*[.AI32]-[.AI32]" office:value-type="float" office:value="18.7" calcext:value-type="float">
            <text:p>18,7</text:p>
          </table:table-cell>
          <table:table-cell table:formula="of:=[.AN32]/[.AM32]" office:value-type="float" office:value="7.05660377358491" calcext:value-type="float">
            <text:p>7,05660377358491</text:p>
          </table:table-cell>
          <table:table-cell table:formula="of:=[.E33]" office:value-type="float" office:value="2.65" calcext:value-type="float">
            <text:p>2,65</text:p>
          </table:table-cell>
          <table:table-cell table:formula="of:=[.AK32]" office:value-type="float" office:value="18.7" calcext:value-type="float">
            <text:p>18,7</text:p>
          </table:table-cell>
          <table:table-cell table:formula="of:=[.AQ32]/[.AP32]" office:value-type="float" office:value="5.73619631901841" calcext:value-type="float">
            <text:p>5,73619631901841</text:p>
          </table:table-cell>
          <table:table-cell table:formula="of:=[.G33]" office:value-type="float" office:value="3.26" calcext:value-type="float">
            <text:p>3,26</text:p>
          </table:table-cell>
          <table:table-cell table:formula="of:=[.AN32]" office:value-type="float" office:value="18.7" calcext:value-type="float">
            <text:p>18,7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15" office:value-type="time" office:time-value="PT14H30M00S" calcext:value-type="time">
            <text:p>14:30:00</text:p>
          </table:table-cell>
          <table:table-cell table:style-name="ce16" office:value-type="date" office:date-value="2018-08-26" calcext:value-type="date">
            <text:p>26/08/18</text:p>
          </table:table-cell>
          <table:table-cell office:value-type="string" calcext:value-type="string">
            <text:p>Watford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float" office:value="3.26" calcext:value-type="float">
            <text:p>3,26</text:p>
          </table:table-cell>
          <table:table-cell office:value-type="string" calcext:value-type="string">
            <text:p>Crystal Palace</text:p>
          </table:table-cell>
          <table:table-cell office:value-type="float" office:value="3.02" calcext:value-type="float">
            <text:p>3,02</text:p>
          </table:table-cell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Sportium</text:p>
          </table:table-cell>
          <table:table-cell table:style-name="ce15" office:value-type="time" office:time-value="PT17H00M00S" calcext:value-type="time">
            <text:p>17:00:00</text:p>
          </table:table-cell>
          <table:table-cell table:style-name="ce16" office:value-type="date" office:date-value="2018-08-26" calcext:value-type="date">
            <text:p>26/08/18</text:p>
          </table:table-cell>
          <table:table-cell office:value-type="string" calcext:value-type="string">
            <text:p>Fulham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Empat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Burnley</text:p>
          </table:table-cell>
          <table:table-cell office:value-type="float" office:value="3.1" calcext:value-type="float">
            <text:p>3,1</text:p>
          </table:table-cell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4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3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40"/>
        </table:table-row>
        <table:table-row table:style-name="ro1">
          <table:table-cell/>
          <table:table-cell table:style-name="ce15"/>
          <table:table-cell table:style-name="ce16"/>
          <table:table-cell table:number-columns-repeated="6"/>
          <table:table-cell table:style-name="ce13"/>
          <table:table-cell table:style-name="ce18"/>
          <table:table-cell table:style-name="ce20"/>
          <table:table-cell table:style-name="ce23" table:number-columns-repeated="9"/>
          <table:table-cell table:style-name="ce18"/>
          <table:table-cell table:style-name="ce20"/>
          <table:table-cell table:style-name="ce24" table:number-columns-repeated="9"/>
          <table:table-cell table:style-name="ce25"/>
          <table:table-cell table:number-columns-repeated="10"/>
        </table:table-row>
        <table:table-row table:style-name="ro1">
          <table:table-cell/>
          <table:table-cell table:style-name="ce15"/>
          <table:table-cell table:style-name="ce16"/>
          <table:table-cell table:number-columns-repeated="40"/>
        </table:table-row>
        <table:table-row table:style-name="ro1" table:number-rows-repeated="1048531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DatosLigaEspañola.B3:DatosLigaEspañola.J21">
          <table:sort>
            <table:sort-by table:field-number="2" table:data-type="automatic"/>
            <table:sort-by table:field-number="1" table:data-type="automatic"/>
            <table:sort-by table:field-number="0" table:order="descending" table:data-type="automatic"/>
          </table:sort>
        </table:database-range>
        <table:database-range table:name="__Anonymous_Sheet_DB__2" table:target-range-address="DatosLigaIng.B3:DatosLigaIng.J43">
          <table:sort>
            <table:sort-by table:field-number="2" table:data-type="automatic"/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19:00:32.8751016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1:10.049151167</meta:creation-date>
    <dc:date>2018-08-18T19:16:27.444316642</dc:date>
    <meta:editing-duration>PT35M20S</meta:editing-duration>
    <meta:editing-cycles>10</meta:editing-cycles>
    <meta:generator>LibreOffice/6.0.6.2$Linux_X86_64 LibreOffice_project/00m0$Build-2</meta:generator>
    <meta:document-statistic meta:table-count="4" meta:cell-count="1682" meta:object-count="0"/>
  </office:meta>
</office:document-meta>
</file>